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au1" style:family="table">
      <style:table-properties style:width="17cm" fo:margin-left="-0.004cm" table:align="left"/>
    </style:style>
    <style:style style:name="Tableau1.A" style:family="table-column">
      <style:table-column-properties style:column-width="4.893cm"/>
    </style:style>
    <style:style style:name="Tableau1.B" style:family="table-column">
      <style:table-column-properties style:column-width="1.291cm"/>
    </style:style>
    <style:style style:name="Tableau1.C" style:family="table-column">
      <style:table-column-properties style:column-width="1.422cm"/>
    </style:style>
    <style:style style:name="Tableau1.D" style:family="table-column">
      <style:table-column-properties style:column-width="9.394cm"/>
    </style:style>
    <style:style style:name="Tableau1.1" style:family="table-row">
      <style:table-row-properties style:min-row-height="0.681cm"/>
    </style:style>
    <style:style style:name="Tableau1.A1" style:family="table-cell">
      <style:table-cell-properties fo:padding-left="0.099cm" fo:padding-right="0.127cm" fo:padding-top="0.113cm" fo:padding-bottom="0cm" fo:border="0.25pt solid #000000" style:writing-mode="lr-tb"/>
    </style:style>
    <style:style style:name="Tableau1.2" style:family="table-row">
      <style:table-row-properties style:min-row-height="2.145cm"/>
    </style:style>
    <style:style style:name="Tableau1.3" style:family="table-row">
      <style:table-row-properties style:min-row-height="1.655cm"/>
    </style:style>
    <style:style style:name="Tableau1.4" style:family="table-row">
      <style:table-row-properties style:min-row-height="1.658cm"/>
    </style:style>
    <style:style style:name="Tableau1.5" style:family="table-row">
      <style:table-row-properties style:min-row-height="2.141cm"/>
    </style:style>
    <style:style style:name="Tableau1.6" style:family="table-row">
      <style:table-row-properties style:min-row-height="2.632cm"/>
    </style:style>
    <style:style style:name="Tableau2" style:family="table">
      <style:table-properties style:width="17cm" fo:margin-left="-0.004cm" table:align="left"/>
    </style:style>
    <style:style style:name="Tableau2.A" style:family="table-column">
      <style:table-column-properties style:column-width="4.893cm"/>
    </style:style>
    <style:style style:name="Tableau2.B" style:family="table-column">
      <style:table-column-properties style:column-width="12.107cm"/>
    </style:style>
    <style:style style:name="Tableau2.1" style:family="table-row">
      <style:table-row-properties style:min-row-height="0.681cm"/>
    </style:style>
    <style:style style:name="Tableau2.A1" style:family="table-cell">
      <style:table-cell-properties fo:padding-left="0.102cm" fo:padding-right="0.203cm" fo:padding-top="0.113cm" fo:padding-bottom="0cm" fo:border="0.25pt solid #000000" style:writing-mode="lr-tb"/>
    </style:style>
    <style:style style:name="Tableau2.2" style:family="table-row">
      <style:table-row-properties style:min-row-height="1.171cm"/>
    </style:style>
    <style:style style:name="Tableau2.3" style:family="table-row">
      <style:table-row-properties style:min-row-height="1.168cm"/>
    </style:style>
    <style:style style:name="Tableau3" style:family="table">
      <style:table-properties style:width="17cm" fo:margin-left="-0.004cm" table:align="left"/>
    </style:style>
    <style:style style:name="Tableau3.A" style:family="table-column">
      <style:table-column-properties style:column-width="5.193cm"/>
    </style:style>
    <style:style style:name="Tableau3.B" style:family="table-column">
      <style:table-column-properties style:column-width="11.807cm"/>
    </style:style>
    <style:style style:name="Tableau3.1" style:family="table-row">
      <style:table-row-properties style:min-row-height="1.171cm"/>
    </style:style>
    <style:style style:name="Tableau3.A1" style:family="table-cell">
      <style:table-cell-properties fo:padding-left="0.102cm" fo:padding-right="0.203cm" fo:padding-top="0.113cm" fo:padding-bottom="0cm" fo:border="0.25pt solid #000000" style:writing-mode="lr-tb"/>
    </style:style>
    <style:style style:name="Tableau3.2" style:family="table-row">
      <style:table-row-properties style:min-row-height="1.655cm"/>
    </style:style>
    <style:style style:name="Tableau4" style:family="table">
      <style:table-properties style:width="17cm" fo:margin-left="-0.004cm" table:align="left"/>
    </style:style>
    <style:style style:name="Tableau4.A" style:family="table-column">
      <style:table-column-properties style:column-width="5.292cm"/>
    </style:style>
    <style:style style:name="Tableau4.B" style:family="table-column">
      <style:table-column-properties style:column-width="11.709cm"/>
    </style:style>
    <style:style style:name="Tableau4.1" style:family="table-row">
      <style:table-row-properties style:min-row-height="1.168cm"/>
    </style:style>
    <style:style style:name="Tableau4.A1" style:family="table-cell">
      <style:table-cell-properties fo:padding-left="0.102cm" fo:padding-right="0.203cm" fo:padding-top="0.113cm" fo:padding-bottom="0cm" fo:border="0.25pt solid #000000" style:writing-mode="lr-tb"/>
    </style:style>
    <style:style style:name="Tableau4.2" style:family="table-row">
      <style:table-row-properties style:min-row-height="1.171cm"/>
    </style:style>
    <style:style style:name="Tableau5" style:family="table">
      <style:table-properties style:width="17cm" fo:margin-left="-0.004cm" table:align="left"/>
    </style:style>
    <style:style style:name="Tableau5.A" style:family="table-column">
      <style:table-column-properties style:column-width="5.666cm"/>
    </style:style>
    <style:style style:name="Tableau5.B" style:family="table-column">
      <style:table-column-properties style:column-width="5.669cm"/>
    </style:style>
    <style:style style:name="Tableau5.1" style:family="table-row">
      <style:table-row-properties style:min-row-height="0.681cm"/>
    </style:style>
    <style:style style:name="Tableau5.A1" style:family="table-cell">
      <style:table-cell-properties fo:padding-left="0.099cm" fo:padding-right="0.203cm" fo:padding-top="0.113cm" fo:padding-bottom="0cm" fo:border="0.25pt solid #000000" style:writing-mode="lr-tb"/>
    </style:style>
    <style:style style:name="Tableau5.2" style:family="table-row">
      <style:table-row-properties style:min-row-height="0.684cm"/>
    </style:style>
    <style:style style:name="Tableau5.B8" style:family="table-cell">
      <style:table-cell-properties style:vertical-align="bottom" fo:padding-left="0.099cm" fo:padding-right="0.203cm" fo:padding-top="0.113cm" fo:padding-bottom="0cm" fo:border="0.25pt solid #000000" style:writing-mode="lr-tb"/>
    </style:style>
    <style:style style:name="Tableau6" style:family="table">
      <style:table-properties style:width="17cm" fo:margin-left="-0.004cm" table:align="left"/>
    </style:style>
    <style:style style:name="Tableau6.A" style:family="table-column">
      <style:table-column-properties style:column-width="2.215cm"/>
    </style:style>
    <style:style style:name="Tableau6.B" style:family="table-column">
      <style:table-column-properties style:column-width="6.283cm"/>
    </style:style>
    <style:style style:name="Tableau6.C" style:family="table-column">
      <style:table-column-properties style:column-width="4.251cm"/>
    </style:style>
    <style:style style:name="Tableau6.1" style:family="table-row">
      <style:table-row-properties style:min-row-height="0.681cm"/>
    </style:style>
    <style:style style:name="Tableau6.A1" style:family="table-cell">
      <style:table-cell-properties fo:padding-left="0.099cm" fo:padding-right="0.203cm" fo:padding-top="0.113cm" fo:padding-bottom="0cm" fo:border="0.25pt solid #000000" style:writing-mode="lr-tb"/>
    </style:style>
    <style:style style:name="Tableau6.2" style:family="table-row">
      <style:table-row-properties style:min-row-height="0.684cm"/>
    </style:style>
    <style:style style:name="Tableau6.A3" style:family="table-cell">
      <style:table-cell-properties style:vertical-align="bottom" fo:padding-left="0.099cm" fo:padding-right="0.203cm" fo:padding-top="0.113cm" fo:padding-bottom="0cm" fo:border="0.25pt solid #000000" style:writing-mode="lr-tb"/>
    </style:style>
    <style:style style:name="P1" style:family="paragraph" style:parent-style-name="Normal">
      <style:paragraph-properties fo:margin-left="-0.004cm" fo:margin-right="-0.159cm" fo:margin-top="0cm" fo:margin-bottom="0.991cm" style:contextual-spacing="false" fo:line-height="107%" fo:text-indent="0cm" style:auto-text-indent="false">
        <style:tab-stops/>
      </style:paragraph-properties>
    </style:style>
    <style:style style:name="P2" style:family="paragraph" style:parent-style-name="Normal">
      <style:paragraph-properties fo:margin-left="-0.004cm" fo:margin-right="-0.159cm" fo:margin-top="0cm" fo:margin-bottom="0.822cm" style:contextual-spacing="false" fo:line-height="107%" fo:text-indent="0cm" style:auto-text-indent="false">
        <style:tab-stops/>
      </style:paragraph-properties>
    </style:style>
    <style:style style:name="P3" style:family="paragraph" style:parent-style-name="Normal">
      <style:paragraph-properties fo:margin-left="-0.009cm" fo:margin-right="0cm" fo:margin-top="0cm" fo:margin-bottom="0.005cm" style:contextual-spacing="false" fo:line-height="107%" fo:text-indent="0cm" style:auto-text-indent="false">
        <style:tab-stops/>
      </style:paragraph-properties>
    </style:style>
    <style:style style:name="P4" style:family="paragraph" style:parent-style-name="Normal">
      <style:paragraph-properties fo:margin-left="-0.009cm" fo:margin-right="0cm" fo:margin-top="0cm" fo:margin-bottom="0.275cm" style:contextual-spacing="false" fo:line-height="107%" fo:text-indent="0cm" style:auto-text-indent="false">
        <style:tab-stops/>
      </style:paragraph-properties>
    </style:style>
    <style:style style:name="P5" style:family="paragraph" style:parent-style-name="Normal">
      <style:paragraph-properties fo:margin-left="0.004cm" fo:margin-right="0cm" fo:margin-top="0cm" fo:margin-bottom="0cm" style:contextual-spacing="false" fo:line-height="107%" fo:text-indent="0cm" style:auto-text-indent="false">
        <style:tab-stops/>
      </style:paragraph-properties>
    </style:style>
    <style:style style:name="P6" style:family="paragraph" style:parent-style-name="Normal">
      <style:paragraph-properties fo:margin-left="0cm" fo:margin-right="0cm" fo:margin-top="0cm" fo:margin-bottom="0cm" style:contextual-spacing="false" fo:line-height="107%" fo:text-indent="0cm" style:auto-text-indent="false">
        <style:tab-stops/>
      </style:paragraph-properties>
    </style:style>
    <style:style style:name="P7" style:family="paragraph" style:parent-style-name="Normal">
      <style:paragraph-properties fo:margin-left="0cm" fo:margin-right="0cm" fo:margin-top="0cm" fo:margin-bottom="0.282cm" style:contextual-spacing="false" fo:line-height="107%" fo:text-indent="0cm" style:auto-text-indent="false">
        <style:tab-stops/>
      </style:paragraph-properties>
    </style:style>
    <style:style style:name="P8" style:family="paragraph" style:parent-style-name="Normal">
      <style:paragraph-properties fo:margin-left="-0.011cm" fo:margin-right="-0.169cm" fo:margin-top="0cm" fo:margin-bottom="0.321cm" style:contextual-spacing="false" fo:line-height="107%" fo:text-indent="0cm" style:auto-text-indent="false">
        <style:tab-stops/>
      </style:paragraph-properties>
    </style:style>
    <style:style style:name="P9" style:family="paragraph" style:parent-style-name="Normal">
      <style:paragraph-properties fo:margin-top="0cm" fo:margin-bottom="0cm" style:contextual-spacing="false"/>
    </style:style>
    <style:style style:name="P10" style:family="paragraph" style:parent-style-name="Heading_20_1">
      <style:paragraph-properties fo:margin-left="1.226cm" fo:margin-right="0cm" fo:text-indent="-1.252cm" style:auto-text-indent="false">
        <style:tab-stops/>
      </style:paragraph-properties>
    </style:style>
    <style:style style:name="P11" style:family="paragraph" style:parent-style-name="Heading_20_1">
      <style:paragraph-properties fo:margin-left="1.226cm" fo:margin-right="0cm" fo:margin-top="0cm" fo:margin-bottom="0.87cm" style:contextual-spacing="false" fo:text-indent="-1.252cm" style:auto-text-indent="false">
        <style:tab-stops/>
      </style:paragraph-properties>
    </style:style>
    <style:style style:name="P12" style:family="paragraph" style:parent-style-name="Normal" style:master-page-name="MP0">
      <style:paragraph-properties fo:margin-left="5.115cm" fo:margin-right="0cm" fo:margin-top="0cm" fo:margin-bottom="0.397cm" style:contextual-spacing="false" fo:line-height="107%" fo:text-indent="0cm" style:auto-text-indent="false" style:page-number="auto" fo:break-before="page">
        <style:tab-stops/>
      </style:paragraph-properties>
    </style:style>
    <style:style style:name="P13" style:family="paragraph" style:parent-style-name="Normal">
      <style:paragraph-properties fo:margin-left="-0.004cm" fo:margin-right="-0.159cm" fo:margin-top="0cm" fo:margin-bottom="0.822cm" style:contextual-spacing="false" fo:line-height="107%" fo:text-indent="0cm" style:auto-text-indent="false">
        <style:tab-stops/>
      </style:paragraph-properties>
      <style:text-properties officeooo:paragraph-rsid="000bc10b"/>
    </style:style>
    <style:style style:name="P14" style:family="paragraph" style:parent-style-name="Normal">
      <style:paragraph-properties fo:margin-left="-0.009cm" fo:margin-right="0cm" fo:margin-top="0cm" fo:margin-bottom="0.005cm" style:contextual-spacing="false" fo:line-height="107%" fo:text-indent="0cm" style:auto-text-indent="false">
        <style:tab-stops/>
      </style:paragraph-properties>
    </style:style>
    <style:style style:name="P15" style:family="paragraph" style:parent-style-name="Normal" style:list-style-name="L1">
      <style:paragraph-properties fo:margin-left="0cm" fo:margin-right="4.082cm" fo:margin-top="0cm" fo:margin-bottom="1.051cm" style:contextual-spacing="false" fo:text-indent="-0.635cm" style:auto-text-indent="false"/>
    </style:style>
    <style:style style:name="P16" style:family="paragraph" style:parent-style-name="Normal" style:list-style-name="L1">
      <style:paragraph-properties fo:margin-left="0cm" fo:margin-right="4.082cm" fo:margin-top="0cm" fo:margin-bottom="0.004cm" style:contextual-spacing="false" fo:line-height="158%" fo:text-indent="-0.635cm" style:auto-text-indent="false"/>
    </style:style>
    <style:style style:name="P17" style:family="paragraph" style:parent-style-name="Normal" style:list-style-name="L2">
      <style:paragraph-properties fo:margin-left="0cm" fo:margin-right="0cm" fo:text-indent="-0.635cm" style:auto-text-indent="false"/>
    </style:style>
    <style:style style:name="P18" style:family="paragraph" style:parent-style-name="Normal">
      <style:paragraph-properties fo:margin-left="0cm" fo:margin-right="0cm" fo:margin-top="0cm" fo:margin-bottom="0.282cm" style:contextual-spacing="false" fo:line-height="107%" fo:text-indent="0cm" style:auto-text-indent="false">
        <style:tab-stops/>
      </style:paragraph-properties>
      <style:text-properties officeooo:rsid="000bc10b"/>
    </style:style>
    <style:style style:name="P19" style:family="paragraph" style:parent-style-name="Normal">
      <style:paragraph-properties fo:margin-left="0cm" fo:margin-right="0cm" fo:margin-top="0cm" fo:margin-bottom="0.282cm" style:contextual-spacing="false" fo:line-height="107%" fo:text-indent="0cm" style:auto-text-indent="false">
        <style:tab-stops/>
      </style:paragraph-properties>
      <style:text-properties officeooo:rsid="000bc10b" officeooo:paragraph-rsid="000bc10b"/>
    </style:style>
    <style:style style:name="P20" style:family="paragraph" style:parent-style-name="Normal">
      <style:paragraph-properties fo:margin-top="0cm" fo:margin-bottom="0cm" style:contextual-spacing="false"/>
    </style:style>
    <style:style style:name="P21" style:family="paragraph" style:parent-style-name="Normal">
      <style:paragraph-properties fo:margin-left="0cm" fo:margin-right="0cm" fo:text-indent="-0.635cm" style:auto-text-indent="false"/>
      <style:text-properties officeooo:rsid="000ca4c9" officeooo:paragraph-rsid="000ca4c9"/>
    </style:style>
    <style:style style:name="P22" style:family="paragraph">
      <loext:graphic-properties draw:fill="none" draw:fill-color="#ffffff"/>
    </style:style>
    <style:style style:name="P23" style:family="paragraph">
      <loext:graphic-properties draw:fill="none"/>
    </style:style>
    <style:style style:name="P24" style:family="paragraph">
      <style:paragraph-properties fo:margin-left="0cm" fo:margin-right="0cm" fo:margin-top="0cm" fo:margin-bottom="0.282cm" fo:line-height="107%" fo:text-indent="0cm" style:writing-mode="lr-tb">
        <style:tab-stops/>
      </style:paragraph-properties>
    </style:style>
    <style:style style:name="P25" style:family="paragraph">
      <loext:graphic-properties draw:fill="none"/>
      <style:paragraph-properties style:writing-mode="lr-tb" style:font-independent-line-spacing="false"/>
    </style:style>
    <style:style style:name="P26" style:family="paragraph">
      <loext:graphic-properties draw:fill="solid" draw:fill-color="#000000" draw:opacity="100%"/>
    </style:style>
    <style:style style:name="T1" style:family="text">
      <style:text-properties style:font-name="Calibri" fo:font-size="18pt" fo:font-weight="bold" style:font-name-asian="Calibri" style:font-size-asian="18pt" style:font-weight-asian="bold" style:font-name-complex="Calibri"/>
    </style:style>
    <style:style style:name="T2" style:family="text">
      <style:text-properties style:font-name="Calibri" fo:font-size="11pt" style:font-name-asian="Calibri" style:font-size-asian="11pt" style:font-name-complex="Calibri"/>
    </style:style>
    <style:style style:name="T3" style:family="text">
      <style:text-properties style:font-name="Calibri" fo:font-size="11pt" officeooo:rsid="000bc10b" style:font-name-asian="Calibri" style:font-size-asian="11pt" style:font-name-complex="Calibri"/>
    </style:style>
    <style:style style:name="T4" style:family="text">
      <style:text-properties style:font-name="Calibri" style:font-name-asian="Calibri" style:font-name-complex="Calibri"/>
    </style:style>
    <style:style style:name="T5" style:family="text">
      <style:text-properties fo:font-weight="bold" style:font-weight-asian="bold"/>
    </style:style>
    <style:style style:name="T6" style:family="text">
      <style:text-properties fo:font-style="italic" style:font-style-asian="italic"/>
    </style:style>
    <style:style style:name="T7" style:family="text">
      <style:text-properties fo:font-weight="bold" style:font-weight-asian="bold" style:text-scale="105%"/>
    </style:style>
    <style:style style:name="T8" style:family="text">
      <style:text-properties fo:font-weight="bold" style:font-weight-asian="bold" style:text-scale="119%"/>
    </style:style>
    <style:style style:name="T9" style:family="text">
      <style:text-properties style:text-scale="99%"/>
    </style:style>
    <style:style style:name="T10" style:family="text">
      <style:text-properties fo:letter-spacing="0.002cm" style:text-scale="99%"/>
    </style:style>
    <style:style style:name="T11" style:family="text">
      <style:text-properties fo:letter-spacing="-0.016cm" style:text-scale="99%"/>
    </style:style>
    <style:style style:name="T12" style:family="text">
      <style:text-properties fo:letter-spacing="0.003cm" style:text-scale="99%"/>
    </style:style>
    <style:style style:name="T13" style:family="text">
      <style:text-properties fo:font-weight="bold" style:font-weight-asian="bold" style:text-scale="106%"/>
    </style:style>
    <style:style style:name="T14" style:family="text">
      <style:text-properties fo:letter-spacing="-0.007cm" fo:font-weight="bold" style:font-weight-asian="bold" style:text-scale="106%"/>
    </style:style>
    <style:style style:name="T15" style:family="text">
      <style:text-properties fo:letter-spacing="0.003cm" fo:font-weight="bold" style:font-weight-asian="bold" style:text-scale="106%"/>
    </style:style>
    <text:list-style style:name="L1">
      <text:list-level-style-bullet text:level="1" text:style-name="WW_5f_CharLFO1LVL1" loext:num-list-format="%1%" text:bullet-char="•">
        <style:list-level-properties text:list-level-position-and-space-mode="label-alignment">
          <style:list-level-label-alignment text:label-followed-by="listtab" fo:margin-left="1.244cm"/>
        </style:list-level-properties>
        <style:text-properties style:font-name="Calibri"/>
      </text:list-level-style-bullet>
      <text:list-level-style-bullet text:level="2" text:style-name="WW_5f_CharLFO1LVL2" loext:num-list-format="%2%" text:bullet-char="o">
        <style:list-level-properties text:list-level-position-and-space-mode="label-alignment">
          <style:list-level-label-alignment text:label-followed-by="listtab" fo:margin-left="2.54cm"/>
        </style:list-level-properties>
        <style:text-properties style:font-name="Calibri"/>
      </text:list-level-style-bullet>
      <text:list-level-style-bullet text:level="3" text:style-name="WW_5f_CharLFO1LVL3" loext:num-list-format="%3%" text:bullet-char="▪">
        <style:list-level-properties text:list-level-position-and-space-mode="label-alignment">
          <style:list-level-label-alignment text:label-followed-by="listtab" fo:margin-left="3.81cm"/>
        </style:list-level-properties>
        <style:text-properties style:font-name="Calibri"/>
      </text:list-level-style-bullet>
      <text:list-level-style-bullet text:level="4" text:style-name="WW_5f_CharLFO1LVL4" loext:num-list-format="%4%" text:bullet-char="•">
        <style:list-level-properties text:list-level-position-and-space-mode="label-alignment">
          <style:list-level-label-alignment text:label-followed-by="listtab" fo:margin-left="5.08cm"/>
        </style:list-level-properties>
        <style:text-properties style:font-name="Calibri"/>
      </text:list-level-style-bullet>
      <text:list-level-style-bullet text:level="5" text:style-name="WW_5f_CharLFO1LVL5" loext:num-list-format="%5%" text:bullet-char="o">
        <style:list-level-properties text:list-level-position-and-space-mode="label-alignment">
          <style:list-level-label-alignment text:label-followed-by="listtab" fo:margin-left="6.35cm"/>
        </style:list-level-properties>
        <style:text-properties style:font-name="Calibri"/>
      </text:list-level-style-bullet>
      <text:list-level-style-bullet text:level="6" text:style-name="WW_5f_CharLFO1LVL6" loext:num-list-format="%6%" text:bullet-char="▪">
        <style:list-level-properties text:list-level-position-and-space-mode="label-alignment">
          <style:list-level-label-alignment text:label-followed-by="listtab" fo:margin-left="7.62cm"/>
        </style:list-level-properties>
        <style:text-properties style:font-name="Calibri"/>
      </text:list-level-style-bullet>
      <text:list-level-style-bullet text:level="7" text:style-name="WW_5f_CharLFO1LVL7" loext:num-list-format="%7%" text:bullet-char="•">
        <style:list-level-properties text:list-level-position-and-space-mode="label-alignment">
          <style:list-level-label-alignment text:label-followed-by="listtab" fo:margin-left="8.89cm"/>
        </style:list-level-properties>
        <style:text-properties style:font-name="Calibri"/>
      </text:list-level-style-bullet>
      <text:list-level-style-bullet text:level="8" text:style-name="WW_5f_CharLFO1LVL8" loext:num-list-format="%8%" text:bullet-char="o">
        <style:list-level-properties text:list-level-position-and-space-mode="label-alignment">
          <style:list-level-label-alignment text:label-followed-by="listtab" fo:margin-left="10.16cm"/>
        </style:list-level-properties>
        <style:text-properties style:font-name="Calibri"/>
      </text:list-level-style-bullet>
      <text:list-level-style-bullet text:level="9" text:style-name="WW_5f_CharLFO1LVL9" loext:num-list-format="%9%" text:bullet-char="▪">
        <style:list-level-properties text:list-level-position-and-space-mode="label-alignment">
          <style:list-level-label-alignment text:label-followed-by="listtab" fo:margin-left="11.43cm"/>
        </style:list-level-properties>
        <style:text-properties style:font-name="Calibri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WW_5f_CharLFO2LVL1" loext:num-list-format="%1%." style:num-suffix="." style:num-format="1">
        <style:list-level-properties text:list-level-position-and-space-mode="label-alignment">
          <style:list-level-label-alignment text:label-followed-by="listtab" fo:margin-left="1.244cm"/>
        </style:list-level-properties>
      </text:list-level-style-number>
      <text:list-level-style-number text:level="2" text:style-name="WW_5f_CharLFO2LVL2" loext:num-list-format="%2%" style:num-format="a" style:num-letter-sync="true">
        <style:list-level-properties text:list-level-position-and-space-mode="label-alignment">
          <style:list-level-label-alignment text:label-followed-by="listtab" fo:margin-left="2.54cm"/>
        </style:list-level-properties>
      </text:list-level-style-number>
      <text:list-level-style-number text:level="3" text:style-name="WW_5f_CharLFO2LVL3" loext:num-list-format="%3%" style:num-format="i">
        <style:list-level-properties text:list-level-position-and-space-mode="label-alignment">
          <style:list-level-label-alignment text:label-followed-by="listtab" fo:margin-left="3.81cm"/>
        </style:list-level-properties>
      </text:list-level-style-number>
      <text:list-level-style-number text:level="4" text:style-name="WW_5f_CharLFO2LVL4" loext:num-list-format="%4%" style:num-format="1">
        <style:list-level-properties text:list-level-position-and-space-mode="label-alignment">
          <style:list-level-label-alignment text:label-followed-by="listtab" fo:margin-left="5.08cm"/>
        </style:list-level-properties>
      </text:list-level-style-number>
      <text:list-level-style-number text:level="5" text:style-name="WW_5f_CharLFO2LVL5" loext:num-list-format="%5%" style:num-format="a" style:num-letter-sync="true">
        <style:list-level-properties text:list-level-position-and-space-mode="label-alignment">
          <style:list-level-label-alignment text:label-followed-by="listtab" fo:margin-left="6.35cm"/>
        </style:list-level-properties>
      </text:list-level-style-number>
      <text:list-level-style-number text:level="6" text:style-name="WW_5f_CharLFO2LVL6" loext:num-list-format="%6%" style:num-format="i">
        <style:list-level-properties text:list-level-position-and-space-mode="label-alignment">
          <style:list-level-label-alignment text:label-followed-by="listtab" fo:margin-left="7.62cm"/>
        </style:list-level-properties>
      </text:list-level-style-number>
      <text:list-level-style-number text:level="7" text:style-name="WW_5f_CharLFO2LVL7" loext:num-list-format="%7%" style:num-format="1">
        <style:list-level-properties text:list-level-position-and-space-mode="label-alignment">
          <style:list-level-label-alignment text:label-followed-by="listtab" fo:margin-left="8.89cm"/>
        </style:list-level-properties>
      </text:list-level-style-number>
      <text:list-level-style-number text:level="8" text:style-name="WW_5f_CharLFO2LVL8" loext:num-list-format="%8%" style:num-format="a" style:num-letter-sync="true">
        <style:list-level-properties text:list-level-position-and-space-mode="label-alignment">
          <style:list-level-label-alignment text:label-followed-by="listtab" fo:margin-left="10.16cm"/>
        </style:list-level-properties>
      </text:list-level-style-number>
      <text:list-level-style-number text:level="9" text:style-name="WW_5f_CharLFO2LVL9" loext:num-list-format="%9%" style:num-format="i">
        <style:list-level-properties text:list-level-position-and-space-mode="label-alignment">
          <style:list-level-label-alignment text:label-followed-by="listtab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fo:min-height="0.683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753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0.824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1.009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0.776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6" style:family="graphic">
      <style:graphic-properties style:run-through="background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stroke="solid" svg:stroke-width="0.004cm" svg:stroke-color="#000000" svg:stroke-opacity="100%" draw:stroke-linejoin="miter" svg:stroke-linecap="butt" draw:fill="none" fo:min-height="0cm" fo:min-width="0cm" fo:padding-top="-0.016cm" fo:padding-bottom="-0.016cm" fo:padding-left="-0.016cm" fo:padding-right="-0.016cm" style:run-through="background"/>
    </style:style>
    <style:style style:name="gr8" style:family="graphic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style:run-through="background"/>
      <style:paragraph-properties style:writing-mode="lr-tb"/>
    </style:style>
    <style:style style:name="gr9" style:family="graphic">
      <style:graphic-properties draw:stroke="none" draw:fill="solid" draw:fill-color="#000000" draw:opacity="100%" fo:min-height="0cm" fo:min-width="0cm" style:run-through="background"/>
    </style:style>
    <style:style style:name="gr10" style:family="graphic">
      <style:graphic-properties style:run-through="background" style:wrap="none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<text:span text:style-name="Default_20_Paragraph_20_Font"><text:span text:style-name="T1">Mener à bien un projet</text:span></text:span></text:p>
      <text:h text:style-name="P10" text:outline-level="1">Proposer un sujet de projet</text:h>
      <text:p text:style-name="Normal">Le projet doit être bien adapté à votre niveau et au temps imparti pour le mener à bien.</text:p>
      <text:p text:style-name="P9">Écrire votre idée de sujet de projet :</text:p>
      <text:p text:style-name="P1"><text:span text:style-name="Default_20_Paragraph_20_Font"><text:span text:style-name="T2"><draw:g text:anchor-type="as-char" draw:z-index="0" draw:name="Group 4720" draw:style-name="gr6"><draw:custom-shape draw:name="Shape 13" draw:style-name="gr7" draw:text-style-name="P23" svg:width="16.999cm" svg:height="0.003cm" svg:x="0cm" svg:y="0cm"><text:p/><draw:enhanced-geometry svg:viewBox="0 0 6120130 0" draw:text-areas="?f8 ?f10 ?f9 ?f10" draw:type="non-primitive" draw:enhanced-path="M 0 0 L 612013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120130"/><draw:equation draw:name="f7" draw:formula="?f4 / 0"/><draw:equation draw:name="f8" draw:formula="0 / ?f6"/><draw:equation draw:name="f9" draw:formula="6120130 / ?f6"/><draw:equation draw:name="f10" draw:formula="0 / ?f7"/></draw:enhanced-geometry></draw:custom-shape><draw:custom-shape draw:name="Shape 14" draw:style-name="gr7" draw:text-style-name="P23" svg:width="16.999cm" svg:height="0.003cm" svg:x="0cm" svg:y="1.168cm"><text:p/><draw:enhanced-geometry svg:viewBox="0 0 6120130 0" draw:text-areas="?f8 ?f10 ?f9 ?f10" draw:type="non-primitive" draw:enhanced-path="M 0 0 L 612013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120130"/><draw:equation draw:name="f7" draw:formula="?f4 / 0"/><draw:equation draw:name="f8" draw:formula="0 / ?f6"/><draw:equation draw:name="f9" draw:formula="6120130 / ?f6"/><draw:equation draw:name="f10" draw:formula="0 / ?f7"/></draw:enhanced-geometry></draw:custom-shape><draw:custom-shape draw:name="Shape 15" draw:style-name="gr7" draw:text-style-name="P23" svg:width="0.003cm" svg:height="1.168cm" svg:x="0cm" svg:y="0cm"><text:p/><draw:enhanced-geometry svg:viewBox="0 0 0 420370" draw:text-areas="?f8 ?f9 ?f8 ?f10" draw:type="non-primitive" draw:enhanced-path="M 0 420370 L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0"/><draw:equation draw:name="f7" draw:formula="?f4 / 420370"/><draw:equation draw:name="f8" draw:formula="0 / ?f6"/><draw:equation draw:name="f9" draw:formula="0 / ?f7"/><draw:equation draw:name="f10" draw:formula="420370 / ?f7"/></draw:enhanced-geometry></draw:custom-shape><draw:custom-shape draw:name="Shape 16" draw:style-name="gr7" draw:text-style-name="P23" svg:width="0.003cm" svg:height="1.168cm" svg:x="17cm" svg:y="0cm"><text:p/><draw:enhanced-geometry svg:viewBox="0 0 0 420370" draw:text-areas="?f8 ?f9 ?f8 ?f10" draw:type="non-primitive" draw:enhanced-path="M 0 420370 L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0"/><draw:equation draw:name="f7" draw:formula="?f4 / 420370"/><draw:equation draw:name="f8" draw:formula="0 / ?f6"/><draw:equation draw:name="f9" draw:formula="0 / ?f7"/><draw:equation draw:name="f10" draw:formula="420370 / ?f7"/></draw:enhanced-geometry></draw:custom-shape></draw:g></text:span></text:span></text:p>
      <text:p text:style-name="P3"><text:span text:style-name="Default_20_Paragraph_20_Font"><text:span text:style-name="T5">Auto-évaluer la difficulté de ce projet :</text:span></text:span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au1.1">
          <table:table-cell table:style-name="Tableau1.A1" office:value-type="string">
            <text:p text:style-name="P5"><text:span text:style-name="Default_20_Paragraph_20_Font"><text:span text:style-name="T5">Faisabilité du projet</text:span></text:span></text:p>
          </table:table-cell>
          <table:table-cell table:style-name="Tableau1.A1" office:value-type="string">
            <text:p text:style-name="P5"><text:span text:style-name="Default_20_Paragraph_20_Font"><text:span text:style-name="T5">Oui</text:span></text:span></text:p>
          </table:table-cell>
          <table:table-cell table:style-name="Tableau1.A1" office:value-type="string">
            <text:p text:style-name="P6"><text:span text:style-name="Default_20_Paragraph_20_Font"><text:span text:style-name="T5">non</text:span></text:span></text:p>
          </table:table-cell>
          <table:table-cell table:style-name="Tableau1.A1" office:value-type="string">
            <text:p text:style-name="P5"><text:span text:style-name="Default_20_Paragraph_20_Font"><text:span text:style-name="T5">Préciser</text:span></text:span></text:p>
          </table:table-cell>
        </table:table-row>
        <table:table-row table:style-name="Tableau1.2">
          <table:table-cell table:style-name="Tableau1.A1" office:value-type="string">
            <text:p text:style-name="P5">Le thème principal du projet a-t-il été traité pendant l’année ?</text:p>
          </table:table-cell>
          <table:table-cell table:style-name="Tableau1.A1" office:value-type="string">
            <text:p text:style-name="P19">X</text:p>
          </table:table-cell>
          <table:table-cell table:style-name="Tableau1.A1" office:value-type="string">
            <text:p text:style-name="P7"/>
          </table:table-cell>
          <table:table-cell table:style-name="Tableau1.A1" office:value-type="string">
            <text:p text:style-name="P7"/>
          </table:table-cell>
        </table:table-row>
        <table:table-row table:style-name="Tableau1.3">
          <table:table-cell table:style-name="Tableau1.A1" office:value-type="string">
            <text:p text:style-name="P5">Le cours de l’année est-il réinvesti dans ce projet ?</text:p>
          </table:table-cell>
          <table:table-cell table:style-name="Tableau1.A1" office:value-type="string">
            <text:p text:style-name="P19">X</text:p>
          </table:table-cell>
          <table:table-cell table:style-name="Tableau1.A1" office:value-type="string">
            <text:p text:style-name="P7"/>
          </table:table-cell>
          <table:table-cell table:style-name="Tableau1.A1" office:value-type="string">
            <text:p text:style-name="P7"/>
          </table:table-cell>
        </table:table-row>
        <table:table-row table:style-name="Tableau1.4">
          <table:table-cell table:style-name="Tableau1.A1" office:value-type="string">
            <text:p text:style-name="P5">Le projet a-t-il besoin d’une interface graphique ?</text:p>
          </table:table-cell>
          <table:table-cell table:style-name="Tableau1.A1" office:value-type="string">
            <text:p text:style-name="P19">X</text:p>
          </table:table-cell>
          <table:table-cell table:style-name="Tableau1.A1" office:value-type="string">
            <text:p text:style-name="P7"/>
          </table:table-cell>
          <table:table-cell table:style-name="Tableau1.A1" office:value-type="string">
            <text:p text:style-name="P7"/>
          </table:table-cell>
        </table:table-row>
        <table:table-row table:style-name="Tableau1.5">
          <table:table-cell table:style-name="Tableau1.A1" office:value-type="string">
            <text:p text:style-name="P5">Le projet nécessite-t-il du matériel électronique ? Estil disponible au lycée ?</text:p>
          </table:table-cell>
          <table:table-cell table:style-name="Tableau1.A1" office:value-type="string">
            <text:p text:style-name="P7"/>
          </table:table-cell>
          <table:table-cell table:style-name="Tableau1.A1" office:value-type="string">
            <text:p text:style-name="P19">X</text:p>
          </table:table-cell>
          <table:table-cell table:style-name="Tableau1.A1" office:value-type="string">
            <text:p text:style-name="P7"/>
          </table:table-cell>
        </table:table-row>
        <table:table-row table:style-name="Tableau1.6">
          <table:table-cell table:style-name="Tableau1.A1" office:value-type="string">
            <text:p text:style-name="P5">Le projet nécessite-t-il d’utiliser un nouveau langage de description ou de programmation ?</text:p>
          </table:table-cell>
          <table:table-cell table:style-name="Tableau1.A1" office:value-type="string">
            <text:p text:style-name="P7"/>
          </table:table-cell>
          <table:table-cell table:style-name="Tableau1.A1" office:value-type="string">
            <text:p text:style-name="P19">X</text:p>
          </table:table-cell>
          <table:table-cell table:style-name="Tableau1.A1" office:value-type="string">
            <text:p text:style-name="P7"/>
          </table:table-cell>
        </table:table-row>
        <table:table-row table:style-name="Tableau1.5">
          <table:table-cell table:style-name="Tableau1.A1" office:value-type="string">
            <text:p text:style-name="P5">Le projet nécessite-t-il de traiter des données au format CSV ?</text:p>
          </table:table-cell>
          <table:table-cell table:style-name="Tableau1.A1" office:value-type="string">
            <text:p text:style-name="P7"/>
          </table:table-cell>
          <table:table-cell table:style-name="Tableau1.A1" office:value-type="string">
            <text:p text:style-name="P19">X</text:p>
          </table:table-cell>
          <table:table-cell table:style-name="Tableau1.A1" office:value-type="string">
            <text:p text:style-name="P7"/>
          </table:table-cell>
        </table:table-row>
        <table:table-row table:style-name="Tableau1.2">
          <table:table-cell table:style-name="Tableau1.A1" office:value-type="string">
            <text:p text:style-name="P5">Le projet met-il en œuvre une simulation d’expérience ?</text:p>
          </table:table-cell>
          <table:table-cell table:style-name="Tableau1.A1" office:value-type="string">
            <text:p text:style-name="P7"/>
          </table:table-cell>
          <table:table-cell table:style-name="Tableau1.A1" office:value-type="string">
            <text:p text:style-name="P19">X</text:p>
          </table:table-cell>
          <table:table-cell table:style-name="Tableau1.A1" office:value-type="string">
            <text:p text:style-name="P7"/>
          </table:table-cell>
        </table:table-row>
      </table:table>
      <text:h text:style-name="P10" text:outline-level="1">Travailler en équipe</text:h>
      <text:p text:style-name="Normal">Le projet doit être développé en collaboration avec des échanges de bonne qualité et constructifs au sein de l’équipe.</text:p>
      <text:p text:style-name="P3"><text:soft-page-break/><text:span text:style-name="Default_20_Paragraph_20_Font"><text:span text:style-name="T5">Les membres de l’équipe</text:span></text:span></text:p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6"><text:span text:style-name="Default_20_Paragraph_20_Font"><text:span text:style-name="T5">Élève</text:span></text:span></text:p>
          </table:table-cell>
          <table:table-cell table:style-name="Tableau2.A1" office:value-type="string">
            <text:p text:style-name="P6"><text:span text:style-name="Default_20_Paragraph_20_Font"><text:span text:style-name="T5">Thèmes du cours préférés /compétences</text:span></text:span></text:p>
          </table:table-cell>
        </table:table-row>
        <table:table-row table:style-name="Tableau2.2">
          <table:table-cell table:style-name="Tableau2.A1" office:value-type="string">
            <text:p text:style-name="P19">Fromentin Romain</text:p>
          </table:table-cell>
          <table:table-cell table:style-name="Tableau2.A1" office:value-type="string">
            <text:p text:style-name="P7"/>
          </table:table-cell>
        </table:table-row>
        <table:table-row table:style-name="Tableau2.3">
          <table:table-cell table:style-name="Tableau2.A1" office:value-type="string">
            <text:p text:style-name="P19">Vert Mattéo</text:p>
          </table:table-cell>
          <table:table-cell table:style-name="Tableau2.A1" office:value-type="string">
            <text:p text:style-name="P7"/>
          </table:table-cell>
        </table:table-row>
        <table:table-row table:style-name="Tableau2.2">
          <table:table-cell table:style-name="Tableau2.A1" office:value-type="string">
            <text:p text:style-name="P19">Lascret Jules</text:p>
          </table:table-cell>
          <table:table-cell table:style-name="Tableau2.A1" office:value-type="string">
            <text:p text:style-name="P7"/>
          </table:table-cell>
        </table:table-row>
      </table:table>
      <text:p text:style-name="P3"><text:span text:style-name="Default_20_Paragraph_20_Font"><text:span text:style-name="T5">La communication dans l’équipe</text:span></text:span></text:p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office:value-type="string">
            <text:p text:style-name="P6">Moyens de communications</text:p>
          </table:table-cell>
          <table:table-cell table:style-name="Tableau3.A1" office:value-type="string">
            <text:p text:style-name="P19">Discord / Github</text:p>
          </table:table-cell>
        </table:table-row>
        <table:table-row table:style-name="Tableau3.2">
          <table:table-cell table:style-name="Tableau3.A1" office:value-type="string">
            <text:p text:style-name="P6">Rencontres prévues hors du temps de classe.</text:p>
          </table:table-cell>
          <table:table-cell table:style-name="Tableau3.A1" office:value-type="string">
            <text:p text:style-name="P19">X</text:p>
          </table:table-cell>
        </table:table-row>
      </table:table>
      <text:p text:style-name="P3"><text:span text:style-name="Default_20_Paragraph_20_Font"><text:span text:style-name="T5">Temps prévu pour réaliser le projet</text:span></text:span></text:p>
      <table:table table:name="Tableau4" table:style-name="Tableau4">
        <table:table-column table:style-name="Tableau4.A"/>
        <table:table-column table:style-name="Tableau4.B"/>
        <table:table-row table:style-name="Tableau4.1">
          <table:table-cell table:style-name="Tableau4.A1" office:value-type="string">
            <text:p text:style-name="P6">Heures en classe</text:p>
          </table:table-cell>
          <table:table-cell table:style-name="Tableau4.A1" office:value-type="string">
            <text:p text:style-name="P19">4</text:p>
          </table:table-cell>
        </table:table-row>
        <table:table-row table:style-name="Tableau4.2">
          <table:table-cell table:style-name="Tableau4.A1" office:value-type="string">
            <text:p text:style-name="P6">Heures de travail personnel</text:p>
          </table:table-cell>
          <table:table-cell table:style-name="Tableau4.A1" office:value-type="string">
            <text:p text:style-name="P19">60</text:p>
          </table:table-cell>
        </table:table-row>
        <table:table-row table:style-name="Tableau4.1">
          <table:table-cell table:style-name="Tableau4.A1" office:value-type="string">
            <text:p text:style-name="P6">Total en heures</text:p>
          </table:table-cell>
          <table:table-cell table:style-name="Tableau4.A1" office:value-type="string">
            <text:p text:style-name="P18">~ 65</text:p>
          </table:table-cell>
        </table:table-row>
      </table:table>
      <text:h text:style-name="P11" text:outline-level="1">Contenu du projet</text:h>
      <text:p text:style-name="P4"><text:span text:style-name="Default_20_Paragraph_20_Font"><text:span text:style-name="T5">Production minimum viable :</text:span></text:span></text:p>
      <text:p text:style-name="Normal">Dans le cadre de la conception d’un projet, on appelle <text:span text:style-name="Default_20_Paragraph_20_Font"><text:span text:style-name="T6">production minimum viable</text:span></text:span> (ou MVP de l’anglais : <text:span text:style-name="Default_20_Paragraph_20_Font"><text:span text:style-name="T6"><text:s/>minimum viable product</text:span></text:span>) la version minimale du projet qui permettrait de résoudre le cœur de la problématique.</text:p>
      <text:p text:style-name="P3"><draw:g text:anchor-type="paragraph" draw:z-index="1" draw:name="Group 4101" draw:style-name="gr10"><draw:custom-shape draw:name="Shape 302" draw:style-name="gr7" draw:text-style-name="P23" svg:width="16.999cm" svg:height="0.003cm" svg:x="2cm" svg:y="25.966cm"><text:p/><draw:enhanced-geometry svg:viewBox="0 0 6120130 0" draw:text-areas="?f8 ?f10 ?f9 ?f10" draw:type="non-primitive" draw:enhanced-path="M 0 0 L 612013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120130"/><draw:equation draw:name="f7" draw:formula="?f4 / 0"/><draw:equation draw:name="f8" draw:formula="0 / ?f6"/><draw:equation draw:name="f9" draw:formula="6120130 / ?f6"/><draw:equation draw:name="f10" draw:formula="0 / ?f7"/></draw:enhanced-geometry></draw:custom-shape><draw:custom-shape draw:name="Shape 303" draw:style-name="gr7" draw:text-style-name="P23" svg:width="16.999cm" svg:height="0.003cm" svg:x="2cm" svg:y="26.65cm"><text:p/><draw:enhanced-geometry svg:viewBox="0 0 6120130 0" draw:text-areas="?f8 ?f10 ?f9 ?f10" draw:type="non-primitive" draw:enhanced-path="M 0 0 L 612013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120130"/><draw:equation draw:name="f7" draw:formula="?f4 / 0"/><draw:equation draw:name="f8" draw:formula="0 / ?f6"/><draw:equation draw:name="f9" draw:formula="6120130 / ?f6"/><draw:equation draw:name="f10" draw:formula="0 / ?f7"/></draw:enhanced-geometry></draw:custom-shape><draw:custom-shape draw:name="Shape 304" draw:style-name="gr7" draw:text-style-name="P23" svg:width="0.003cm" svg:height="0.683cm" svg:x="2cm" svg:y="25.966cm"><text:p/><draw:enhanced-geometry svg:viewBox="0 0 0 246380" draw:text-areas="?f8 ?f9 ?f8 ?f10" draw:type="non-primitive" draw:enhanced-path="M 0 246380 L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0"/><draw:equation draw:name="f7" draw:formula="?f4 / 246380"/><draw:equation draw:name="f8" draw:formula="0 / ?f6"/><draw:equation draw:name="f9" draw:formula="0 / ?f7"/><draw:equation draw:name="f10" draw:formula="246380 / ?f7"/></draw:enhanced-geometry></draw:custom-shape><draw:custom-shape draw:name="Shape 305" draw:style-name="gr7" draw:text-style-name="P23" svg:width="0.003cm" svg:height="0.683cm" svg:x="19cm" svg:y="25.966cm"><text:p/><draw:enhanced-geometry svg:viewBox="0 0 0 246380" draw:text-areas="?f8 ?f9 ?f8 ?f10" draw:type="non-primitive" draw:enhanced-path="M 0 246380 L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0"/><draw:equation draw:name="f7" draw:formula="?f4 / 246380"/><draw:equation draw:name="f8" draw:formula="0 / ?f6"/><draw:equation draw:name="f9" draw:formula="0 / ?f7"/><draw:equation draw:name="f10" draw:formula="246380 / ?f7"/></draw:enhanced-geometry></draw:custom-shape></draw:g><text:span text:style-name="Default_20_Paragraph_20_Font"><text:span text:style-name="T5">Quel est l’objectif minimal à atteindre ?</text:span></text:span></text:p>
      <text:p text:style-name="P3"><text:span text:style-name="Default_20_Paragraph_20_Font"><text:span text:style-name="T5"/></text:span></text:p>
      <text:p text:style-name="P13"><text:span text:style-name="Default_20_Paragraph_20_Font"><text:span text:style-name="T3">Avoir un personnage qui peut se déplacer verticalement et horizontalement sur des blocs</text:span></text:span></text:p>
      <text:p text:style-name="P8"><draw:frame text:anchor-type="paragraph" draw:z-index="4" draw:name="Cadre de texte 1" draw:style-name="gr5" draw:text-style-name="P22" svg:width="5.151cm" svg:height="0.777cm" svg:x="7.789cm" svg:y="1.196cm"><draw:text-box><text:p>Oui</text:p></draw:text-box></draw:frame><draw:frame text:anchor-type="paragraph" draw:z-index="5" draw:name="Cadre de texte 2" draw:style-name="gr4" draw:text-style-name="P22" svg:width="3.546cm" svg:height="1.01cm" svg:x="7.772cm" svg:y="3.08cm"><draw:text-box><text:p>oui</text:p></draw:text-box></draw:frame><draw:frame text:anchor-type="paragraph" draw:z-index="6" draw:name="Cadre de texte 3" draw:style-name="gr3" draw:text-style-name="P22" svg:width="5.411cm" svg:height="0.825cm" svg:x="7.414cm" svg:y="6.533cm"><draw:text-box><text:p>Oui (phaser js)</text:p></draw:text-box></draw:frame><draw:frame text:anchor-type="paragraph" draw:z-index="7" draw:name="Cadre de texte 4" draw:style-name="gr2" draw:text-style-name="P22" svg:width="4.774cm" svg:height="0.754cm" svg:x="7.532cm" svg:y="8.204cm"><draw:text-box><text:p>oui</text:p></draw:text-box></draw:frame><draw:frame text:anchor-type="paragraph" draw:z-index="8" draw:name="Cadre de texte 5" draw:style-name="gr2" draw:text-style-name="P22" svg:width="6.234cm" svg:height="0.754cm" svg:x="7.366cm" svg:y="9.991cm"><draw:text-box><text:p>oui</text:p></draw:text-box></draw:frame><draw:frame text:anchor-type="paragraph" draw:z-index="9" draw:name="Cadre de texte 6" draw:style-name="gr1" draw:text-style-name="P22" svg:width="4.423cm" svg:height="0.683cm" svg:x="7.507cm" svg:y="11.755cm"><draw:text-box><text:p>oui</text:p></draw:text-box></draw:frame><text:soft-page-break/><text:span text:style-name="Default_20_Paragraph_20_Font"><text:span text:style-name="T2"><draw:g text:anchor-type="as-char" draw:z-index="2" draw:name="Group 4085" draw:style-name="gr6"><draw:custom-shape draw:name="Rectangle 227" draw:style-name="gr8" draw:text-style-name="P25" svg:width="2.685cm" svg:height="0.623cm" svg:x="0.011cm" svg:y="0cm"><text:p text:style-name="P24"><text:span text:style-name="T7">Réalisation</text:span></text:p><draw:enhanced-geometry svg:viewBox="0 0 21600 21600" draw:type="non-primitive" draw:enhanced-path="M 0 0 L 21600 0 21600 21600 0 21600 Z N"/></draw:custom-shape><draw:custom-shape draw:name="Rectangle 228" draw:style-name="gr8" draw:text-style-name="P25" svg:width="0.142cm" svg:height="0.623cm" svg:x="2.036cm" svg:y="0cm"><text:p text:style-name="P24"><text:span text:style-name="T5"><text:s/></text:span></text:p><draw:enhanced-geometry svg:viewBox="0 0 21600 21600" draw:type="non-primitive" draw:enhanced-path="M 0 0 L 21600 0 21600 21600 0 21600 Z N"/></draw:custom-shape><draw:custom-shape draw:name="Rectangle 229" draw:style-name="gr8" draw:text-style-name="P25" svg:width="0.188cm" svg:height="0.623cm" svg:x="2.141cm" svg:y="0cm"><text:p text:style-name="P24"><text:span text:style-name="T8">:</text:span></text:p><draw:enhanced-geometry svg:viewBox="0 0 21600 21600" draw:type="non-primitive" draw:enhanced-path="M 0 0 L 21600 0 21600 21600 0 21600 Z N"/></draw:custom-shape><draw:custom-shape draw:name="Shape 230" draw:style-name="gr9" draw:text-style-name="P26" svg:width="7.026cm" svg:height="0.02cm" svg:x="0cm" svg:y="0.787cm"><text:p/><draw:enhanced-geometry svg:viewBox="0 0 2529840 7620" draw:text-areas="?f8 ?f10 ?f9 ?f11" draw:type="non-primitive" draw:enhanced-path="M 0 0 L 2529840 0 2526030 3810 2523490 7620 6350 7620 2540 3810 0 0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529840"/><draw:equation draw:name="f7" draw:formula="?f4 / 7620"/><draw:equation draw:name="f8" draw:formula="0 / ?f6"/><draw:equation draw:name="f9" draw:formula="2529840 / ?f6"/><draw:equation draw:name="f10" draw:formula="0 / ?f7"/><draw:equation draw:name="f11" draw:formula="7620 / ?f7"/></draw:enhanced-geometry></draw:custom-shape><draw:custom-shape draw:name="Shape 231" draw:style-name="gr9" draw:text-style-name="P26" svg:width="10.007cm" svg:height="0.02cm" svg:x="7.01cm" svg:y="0.787cm"><text:p/><draw:enhanced-geometry svg:viewBox="0 0 3602990 7620" draw:text-areas="?f8 ?f10 ?f9 ?f11" draw:type="non-primitive" draw:enhanced-path="M 0 0 L 3602990 0 3599180 3810 3596640 7620 6350 7620 2540 3810 0 0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3602990"/><draw:equation draw:name="f7" draw:formula="?f4 / 7620"/><draw:equation draw:name="f8" draw:formula="0 / ?f6"/><draw:equation draw:name="f9" draw:formula="3602990 / ?f6"/><draw:equation draw:name="f10" draw:formula="0 / ?f7"/><draw:equation draw:name="f11" draw:formula="7620 / ?f7"/></draw:enhanced-geometry></draw:custom-shape><draw:custom-shape draw:name="Shape 232" draw:style-name="gr9" draw:text-style-name="P26" svg:width="7.01cm" svg:height="0.02cm" svg:x="0.007cm" svg:y="2.459cm"><text:p/><draw:enhanced-geometry svg:viewBox="0 0 2523490 7620" draw:text-areas="?f8 ?f10 ?f9 ?f11" draw:type="non-primitive" draw:enhanced-path="M 3810 0 L 2520950 0 2523490 3811 2520950 7620 3810 7620 0 3811 3810 0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523490"/><draw:equation draw:name="f7" draw:formula="?f4 / 7620"/><draw:equation draw:name="f8" draw:formula="0 / ?f6"/><draw:equation draw:name="f9" draw:formula="2523490 / ?f6"/><draw:equation draw:name="f10" draw:formula="0 / ?f7"/><draw:equation draw:name="f11" draw:formula="7620 / ?f7"/></draw:enhanced-geometry></draw:custom-shape><draw:custom-shape draw:name="Shape 233" draw:style-name="gr9" draw:text-style-name="P26" svg:width="9.991cm" svg:height="0.02cm" svg:x="7.017cm" svg:y="2.459cm"><text:p/><draw:enhanced-geometry svg:viewBox="0 0 3596640 7620" draw:text-areas="?f8 ?f10 ?f9 ?f11" draw:type="non-primitive" draw:enhanced-path="M 3810 0 L 3594101 0 3596640 3811 3594101 7620 3810 7620 0 3811 3810 0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3596640"/><draw:equation draw:name="f7" draw:formula="?f4 / 7620"/><draw:equation draw:name="f8" draw:formula="0 / ?f6"/><draw:equation draw:name="f9" draw:formula="3596640 / ?f6"/><draw:equation draw:name="f10" draw:formula="0 / ?f7"/><draw:equation draw:name="f11" draw:formula="7620 / ?f7"/></draw:enhanced-geometry></draw:custom-shape><draw:custom-shape draw:name="Shape 234" draw:style-name="gr9" draw:text-style-name="P26" svg:width="7.01cm" svg:height="0.02cm" svg:x="0.007cm" svg:y="4.618cm"><text:p/><draw:enhanced-geometry svg:viewBox="0 0 2523490 7620" draw:text-areas="?f8 ?f10 ?f9 ?f11" draw:type="non-primitive" draw:enhanced-path="M 3810 0 L 2520950 0 2523490 3810 2520950 7620 3810 7620 0 3810 3810 0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523490"/><draw:equation draw:name="f7" draw:formula="?f4 / 7620"/><draw:equation draw:name="f8" draw:formula="0 / ?f6"/><draw:equation draw:name="f9" draw:formula="2523490 / ?f6"/><draw:equation draw:name="f10" draw:formula="0 / ?f7"/><draw:equation draw:name="f11" draw:formula="7620 / ?f7"/></draw:enhanced-geometry></draw:custom-shape><draw:custom-shape draw:name="Shape 235" draw:style-name="gr9" draw:text-style-name="P26" svg:width="9.991cm" svg:height="0.02cm" svg:x="7.017cm" svg:y="4.618cm"><text:p/><draw:enhanced-geometry svg:viewBox="0 0 3596640 7620" draw:text-areas="?f8 ?f10 ?f9 ?f11" draw:type="non-primitive" draw:enhanced-path="M 3810 0 L 3594101 0 3596640 3810 3594101 7620 3810 7620 0 3810 3810 0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3596640"/><draw:equation draw:name="f7" draw:formula="?f4 / 7620"/><draw:equation draw:name="f8" draw:formula="0 / ?f6"/><draw:equation draw:name="f9" draw:formula="3596640 / ?f6"/><draw:equation draw:name="f10" draw:formula="0 / ?f7"/><draw:equation draw:name="f11" draw:formula="7620 / ?f7"/></draw:enhanced-geometry></draw:custom-shape><draw:custom-shape draw:name="Shape 236" draw:style-name="gr9" draw:text-style-name="P26" svg:width="7.01cm" svg:height="0.02cm" svg:x="0.007cm" svg:y="6.29cm"><text:p/><draw:enhanced-geometry svg:viewBox="0 0 2523490 7620" draw:text-areas="?f8 ?f10 ?f9 ?f11" draw:type="non-primitive" draw:enhanced-path="M 3810 0 L 2520950 0 2523490 3810 2520950 7620 3810 7620 0 3810 3810 0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523490"/><draw:equation draw:name="f7" draw:formula="?f4 / 7620"/><draw:equation draw:name="f8" draw:formula="0 / ?f6"/><draw:equation draw:name="f9" draw:formula="2523490 / ?f6"/><draw:equation draw:name="f10" draw:formula="0 / ?f7"/><draw:equation draw:name="f11" draw:formula="7620 / ?f7"/></draw:enhanced-geometry></draw:custom-shape><draw:custom-shape draw:name="Shape 237" draw:style-name="gr9" draw:text-style-name="P26" svg:width="9.991cm" svg:height="0.02cm" svg:x="7.017cm" svg:y="6.29cm"><text:p/><draw:enhanced-geometry svg:viewBox="0 0 3596640 7620" draw:text-areas="?f8 ?f10 ?f9 ?f11" draw:type="non-primitive" draw:enhanced-path="M 3810 0 L 3594101 0 3596640 3810 3594101 7620 3810 7620 0 3810 3810 0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3596640"/><draw:equation draw:name="f7" draw:formula="?f4 / 7620"/><draw:equation draw:name="f8" draw:formula="0 / ?f6"/><draw:equation draw:name="f9" draw:formula="3596640 / ?f6"/><draw:equation draw:name="f10" draw:formula="0 / ?f7"/><draw:equation draw:name="f11" draw:formula="7620 / ?f7"/></draw:enhanced-geometry></draw:custom-shape><draw:custom-shape draw:name="Shape 238" draw:style-name="gr9" draw:text-style-name="P26" svg:width="7.01cm" svg:height="0.02cm" svg:x="0.007cm" svg:y="7.962cm"><text:p/><draw:enhanced-geometry svg:viewBox="0 0 2523490 7620" draw:text-areas="?f8 ?f10 ?f9 ?f11" draw:type="non-primitive" draw:enhanced-path="M 3810 0 L 2520950 0 2523490 3810 2520950 7620 3810 7620 0 3810 3810 0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523490"/><draw:equation draw:name="f7" draw:formula="?f4 / 7620"/><draw:equation draw:name="f8" draw:formula="0 / ?f6"/><draw:equation draw:name="f9" draw:formula="2523490 / ?f6"/><draw:equation draw:name="f10" draw:formula="0 / ?f7"/><draw:equation draw:name="f11" draw:formula="7620 / ?f7"/></draw:enhanced-geometry></draw:custom-shape><draw:custom-shape draw:name="Shape 239" draw:style-name="gr9" draw:text-style-name="P26" svg:width="9.991cm" svg:height="0.02cm" svg:x="7.017cm" svg:y="7.962cm"><text:p/><draw:enhanced-geometry svg:viewBox="0 0 3596640 7620" draw:text-areas="?f8 ?f10 ?f9 ?f11" draw:type="non-primitive" draw:enhanced-path="M 3810 0 L 3594101 0 3596640 3810 3594101 7620 3810 7620 0 3810 3810 0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3596640"/><draw:equation draw:name="f7" draw:formula="?f4 / 7620"/><draw:equation draw:name="f8" draw:formula="0 / ?f6"/><draw:equation draw:name="f9" draw:formula="3596640 / ?f6"/><draw:equation draw:name="f10" draw:formula="0 / ?f7"/><draw:equation draw:name="f11" draw:formula="7620 / ?f7"/></draw:enhanced-geometry></draw:custom-shape><draw:custom-shape draw:name="Shape 240" draw:style-name="gr9" draw:text-style-name="P26" svg:width="7.01cm" svg:height="0.02cm" svg:x="0.007cm" svg:y="9.634cm"><text:p/><draw:enhanced-geometry svg:viewBox="0 0 2523490 7620" draw:text-areas="?f8 ?f10 ?f9 ?f11" draw:type="non-primitive" draw:enhanced-path="M 3810 0 L 2520950 0 2523490 3810 2520950 7620 3810 7620 0 3810 3810 0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523490"/><draw:equation draw:name="f7" draw:formula="?f4 / 7620"/><draw:equation draw:name="f8" draw:formula="0 / ?f6"/><draw:equation draw:name="f9" draw:formula="2523490 / ?f6"/><draw:equation draw:name="f10" draw:formula="0 / ?f7"/><draw:equation draw:name="f11" draw:formula="7620 / ?f7"/></draw:enhanced-geometry></draw:custom-shape><draw:custom-shape draw:name="Shape 241" draw:style-name="gr9" draw:text-style-name="P26" svg:width="9.991cm" svg:height="0.02cm" svg:x="7.017cm" svg:y="9.634cm"><text:p/><draw:enhanced-geometry svg:viewBox="0 0 3596640 7620" draw:text-areas="?f8 ?f10 ?f9 ?f11" draw:type="non-primitive" draw:enhanced-path="M 3810 0 L 3594101 0 3596640 3810 3594101 7620 3810 7620 0 3810 3810 0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3596640"/><draw:equation draw:name="f7" draw:formula="?f4 / 7620"/><draw:equation draw:name="f8" draw:formula="0 / ?f6"/><draw:equation draw:name="f9" draw:formula="3596640 / ?f6"/><draw:equation draw:name="f10" draw:formula="0 / ?f7"/><draw:equation draw:name="f11" draw:formula="7620 / ?f7"/></draw:enhanced-geometry></draw:custom-shape><draw:custom-shape draw:name="Shape 242" draw:style-name="gr9" draw:text-style-name="P26" svg:width="7.01cm" svg:height="0.02cm" svg:x="0.007cm" svg:y="11.307cm"><text:p/><draw:enhanced-geometry svg:viewBox="0 0 2523490 7620" draw:text-areas="?f8 ?f10 ?f9 ?f11" draw:type="non-primitive" draw:enhanced-path="M 3810 0 L 2520950 0 2523490 3811 2520950 7620 3810 7620 0 3811 3810 0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523490"/><draw:equation draw:name="f7" draw:formula="?f4 / 7620"/><draw:equation draw:name="f8" draw:formula="0 / ?f6"/><draw:equation draw:name="f9" draw:formula="2523490 / ?f6"/><draw:equation draw:name="f10" draw:formula="0 / ?f7"/><draw:equation draw:name="f11" draw:formula="7620 / ?f7"/></draw:enhanced-geometry></draw:custom-shape><draw:custom-shape draw:name="Shape 243" draw:style-name="gr9" draw:text-style-name="P26" svg:width="9.991cm" svg:height="0.02cm" svg:x="7.017cm" svg:y="11.307cm"><text:p/><draw:enhanced-geometry svg:viewBox="0 0 3596640 7620" draw:text-areas="?f8 ?f10 ?f9 ?f11" draw:type="non-primitive" draw:enhanced-path="M 3810 0 L 3594101 0 3596640 3811 3594101 7620 3810 7620 0 3811 3810 0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3596640"/><draw:equation draw:name="f7" draw:formula="?f4 / 7620"/><draw:equation draw:name="f8" draw:formula="0 / ?f6"/><draw:equation draw:name="f9" draw:formula="3596640 / ?f6"/><draw:equation draw:name="f10" draw:formula="0 / ?f7"/><draw:equation draw:name="f11" draw:formula="7620 / ?f7"/></draw:enhanced-geometry></draw:custom-shape><draw:custom-shape draw:name="Shape 244" draw:style-name="gr9" draw:text-style-name="P26" svg:width="7.026cm" svg:height="0.02cm" svg:x="0cm" svg:y="12.979cm"><text:p/><draw:enhanced-geometry svg:viewBox="0 0 2529840 7620" draw:text-areas="?f8 ?f10 ?f9 ?f11" draw:type="non-primitive" draw:enhanced-path="M 6350 0 L 2523490 0 2526030 3811 2529840 7620 0 7620 2540 3811 6350 0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529840"/><draw:equation draw:name="f7" draw:formula="?f4 / 7620"/><draw:equation draw:name="f8" draw:formula="0 / ?f6"/><draw:equation draw:name="f9" draw:formula="2529840 / ?f6"/><draw:equation draw:name="f10" draw:formula="0 / ?f7"/><draw:equation draw:name="f11" draw:formula="7620 / ?f7"/></draw:enhanced-geometry></draw:custom-shape><draw:custom-shape draw:name="Shape 245" draw:style-name="gr9" draw:text-style-name="P26" svg:width="10.007cm" svg:height="0.02cm" svg:x="7.01cm" svg:y="12.979cm"><text:p/><draw:enhanced-geometry svg:viewBox="0 0 3602990 7620" draw:text-areas="?f8 ?f10 ?f9 ?f11" draw:type="non-primitive" draw:enhanced-path="M 6350 0 L 3596640 0 3599180 3811 3602990 7620 0 7620 2540 3811 6350 0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3602990"/><draw:equation draw:name="f7" draw:formula="?f4 / 7620"/><draw:equation draw:name="f8" draw:formula="0 / ?f6"/><draw:equation draw:name="f9" draw:formula="3602990 / ?f6"/><draw:equation draw:name="f10" draw:formula="0 / ?f7"/><draw:equation draw:name="f11" draw:formula="7620 / ?f7"/></draw:enhanced-geometry></draw:custom-shape><draw:custom-shape draw:name="Shape 246" draw:style-name="gr9" draw:text-style-name="P26" svg:width="0.018cm" svg:height="1.692cm" svg:x="0cm" svg:y="0.787cm"><text:p/><draw:enhanced-geometry svg:viewBox="0 0 6350 609600" draw:text-areas="?f8 ?f10 ?f9 ?f11" draw:type="non-primitive" draw:enhanced-path="M 0 0 L 2540 3810 6350 7620 6350 601980 2540 605790 0 609600 0 0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350"/><draw:equation draw:name="f7" draw:formula="?f4 / 609600"/><draw:equation draw:name="f8" draw:formula="0 / ?f6"/><draw:equation draw:name="f9" draw:formula="6350 / ?f6"/><draw:equation draw:name="f10" draw:formula="0 / ?f7"/><draw:equation draw:name="f11" draw:formula="609600 / ?f7"/></draw:enhanced-geometry></draw:custom-shape><draw:custom-shape draw:name="Shape 247" draw:style-name="gr9" draw:text-style-name="P26" svg:width="0.018cm" svg:height="2.179cm" svg:x="0cm" svg:y="2.459cm"><text:p/><draw:enhanced-geometry svg:viewBox="0 0 6350 784860" draw:text-areas="?f8 ?f10 ?f9 ?f11" draw:type="non-primitive" draw:enhanced-path="M 0 0 L 2540 3811 6350 7620 6350 777240 2540 781050 0 784860 0 0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350"/><draw:equation draw:name="f7" draw:formula="?f4 / 784860"/><draw:equation draw:name="f8" draw:formula="0 / ?f6"/><draw:equation draw:name="f9" draw:formula="6350 / ?f6"/><draw:equation draw:name="f10" draw:formula="0 / ?f7"/><draw:equation draw:name="f11" draw:formula="784860 / ?f7"/></draw:enhanced-geometry></draw:custom-shape><draw:custom-shape draw:name="Shape 248" draw:style-name="gr9" draw:text-style-name="P26" svg:width="0.018cm" svg:height="1.692cm" svg:x="0cm" svg:y="4.618cm"><text:p/><draw:enhanced-geometry svg:viewBox="0 0 6350 609600" draw:text-areas="?f8 ?f10 ?f9 ?f11" draw:type="non-primitive" draw:enhanced-path="M 0 0 L 2540 3810 6350 7620 6350 601980 2540 605790 0 609600 0 0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350"/><draw:equation draw:name="f7" draw:formula="?f4 / 609600"/><draw:equation draw:name="f8" draw:formula="0 / ?f6"/><draw:equation draw:name="f9" draw:formula="6350 / ?f6"/><draw:equation draw:name="f10" draw:formula="0 / ?f7"/><draw:equation draw:name="f11" draw:formula="609600 / ?f7"/></draw:enhanced-geometry></draw:custom-shape><draw:custom-shape draw:name="Shape 249" draw:style-name="gr9" draw:text-style-name="P26" svg:width="0.018cm" svg:height="1.692cm" svg:x="0cm" svg:y="6.29cm"><text:p/><draw:enhanced-geometry svg:viewBox="0 0 6350 609600" draw:text-areas="?f8 ?f10 ?f9 ?f11" draw:type="non-primitive" draw:enhanced-path="M 0 0 L 2540 3810 6350 7620 6350 601980 2540 605790 0 609600 0 0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350"/><draw:equation draw:name="f7" draw:formula="?f4 / 609600"/><draw:equation draw:name="f8" draw:formula="0 / ?f6"/><draw:equation draw:name="f9" draw:formula="6350 / ?f6"/><draw:equation draw:name="f10" draw:formula="0 / ?f7"/><draw:equation draw:name="f11" draw:formula="609600 / ?f7"/></draw:enhanced-geometry></draw:custom-shape><draw:custom-shape draw:name="Shape 250" draw:style-name="gr9" draw:text-style-name="P26" svg:width="0.018cm" svg:height="1.692cm" svg:x="0cm" svg:y="7.962cm"><text:p/><draw:enhanced-geometry svg:viewBox="0 0 6350 609600" draw:text-areas="?f8 ?f10 ?f9 ?f11" draw:type="non-primitive" draw:enhanced-path="M 0 0 L 2540 3810 6350 7620 6350 601980 2540 605790 0 609600 0 0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350"/><draw:equation draw:name="f7" draw:formula="?f4 / 609600"/><draw:equation draw:name="f8" draw:formula="0 / ?f6"/><draw:equation draw:name="f9" draw:formula="6350 / ?f6"/><draw:equation draw:name="f10" draw:formula="0 / ?f7"/><draw:equation draw:name="f11" draw:formula="609600 / ?f7"/></draw:enhanced-geometry></draw:custom-shape><draw:custom-shape draw:name="Shape 251" draw:style-name="gr9" draw:text-style-name="P26" svg:width="0.018cm" svg:height="1.692cm" svg:x="0cm" svg:y="9.634cm"><text:p/><draw:enhanced-geometry svg:viewBox="0 0 6350 609600" draw:text-areas="?f8 ?f10 ?f9 ?f11" draw:type="non-primitive" draw:enhanced-path="M 0 0 L 2540 3810 6350 7620 6350 601980 2540 605790 0 609600 0 0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350"/><draw:equation draw:name="f7" draw:formula="?f4 / 609600"/><draw:equation draw:name="f8" draw:formula="0 / ?f6"/><draw:equation draw:name="f9" draw:formula="6350 / ?f6"/><draw:equation draw:name="f10" draw:formula="0 / ?f7"/><draw:equation draw:name="f11" draw:formula="609600 / ?f7"/></draw:enhanced-geometry></draw:custom-shape><draw:custom-shape draw:name="Shape 252" draw:style-name="gr9" draw:text-style-name="P26" svg:width="0.018cm" svg:height="1.692cm" svg:x="0cm" svg:y="11.307cm"><text:p/><draw:enhanced-geometry svg:viewBox="0 0 6350 609600" draw:text-areas="?f8 ?f10 ?f9 ?f11" draw:type="non-primitive" draw:enhanced-path="M 0 0 L 2540 3811 6350 7620 6350 601980 2540 605791 0 609600 0 0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350"/><draw:equation draw:name="f7" draw:formula="?f4 / 609600"/><draw:equation draw:name="f8" draw:formula="0 / ?f6"/><draw:equation draw:name="f9" draw:formula="6350 / ?f6"/><draw:equation draw:name="f10" draw:formula="0 / ?f7"/><draw:equation draw:name="f11" draw:formula="609600 / ?f7"/></draw:enhanced-geometry></draw:custom-shape><draw:custom-shape draw:name="Shape 253" draw:style-name="gr9" draw:text-style-name="P26" svg:width="0.018cm" svg:height="1.671cm" svg:x="7.01cm" svg:y="0.797cm"><text:p/><draw:enhanced-geometry svg:viewBox="0 0 6350 601980" draw:text-areas="?f8 ?f10 ?f9 ?f11" draw:type="non-primitive" draw:enhanced-path="M 2540 0 L 6350 3810 6350 598170 2540 601980 0 598170 0 3810 2540 0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350"/><draw:equation draw:name="f7" draw:formula="?f4 / 601980"/><draw:equation draw:name="f8" draw:formula="0 / ?f6"/><draw:equation draw:name="f9" draw:formula="6350 / ?f6"/><draw:equation draw:name="f10" draw:formula="0 / ?f7"/><draw:equation draw:name="f11" draw:formula="601980 / ?f7"/></draw:enhanced-geometry></draw:custom-shape><draw:custom-shape draw:name="Shape 254" draw:style-name="gr9" draw:text-style-name="P26" svg:width="0.018cm" svg:height="2.16cm" svg:x="7.01cm" svg:y="2.469cm"><text:p/><draw:enhanced-geometry svg:viewBox="0 0 6350 777240" draw:text-areas="?f8 ?f10 ?f9 ?f11" draw:type="non-primitive" draw:enhanced-path="M 2540 0 L 6350 3810 6350 773430 2540 777240 0 773430 0 3810 2540 0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350"/><draw:equation draw:name="f7" draw:formula="?f4 / 777240"/><draw:equation draw:name="f8" draw:formula="0 / ?f6"/><draw:equation draw:name="f9" draw:formula="6350 / ?f6"/><draw:equation draw:name="f10" draw:formula="0 / ?f7"/><draw:equation draw:name="f11" draw:formula="777240 / ?f7"/></draw:enhanced-geometry></draw:custom-shape><draw:custom-shape draw:name="Shape 255" draw:style-name="gr9" draw:text-style-name="P26" svg:width="0.018cm" svg:height="1.671cm" svg:x="7.01cm" svg:y="4.628cm"><text:p/><draw:enhanced-geometry svg:viewBox="0 0 6350 601980" draw:text-areas="?f8 ?f10 ?f9 ?f11" draw:type="non-primitive" draw:enhanced-path="M 2540 0 L 6350 3810 6350 598170 2540 601980 0 598170 0 3810 2540 0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350"/><draw:equation draw:name="f7" draw:formula="?f4 / 601980"/><draw:equation draw:name="f8" draw:formula="0 / ?f6"/><draw:equation draw:name="f9" draw:formula="6350 / ?f6"/><draw:equation draw:name="f10" draw:formula="0 / ?f7"/><draw:equation draw:name="f11" draw:formula="601980 / ?f7"/></draw:enhanced-geometry></draw:custom-shape><draw:custom-shape draw:name="Shape 256" draw:style-name="gr9" draw:text-style-name="P26" svg:width="0.018cm" svg:height="1.671cm" svg:x="7.01cm" svg:y="6.301cm"><text:p/><draw:enhanced-geometry svg:viewBox="0 0 6350 601980" draw:text-areas="?f8 ?f10 ?f9 ?f11" draw:type="non-primitive" draw:enhanced-path="M 2540 0 L 6350 3810 6350 598170 2540 601980 0 598170 0 3810 2540 0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350"/><draw:equation draw:name="f7" draw:formula="?f4 / 601980"/><draw:equation draw:name="f8" draw:formula="0 / ?f6"/><draw:equation draw:name="f9" draw:formula="6350 / ?f6"/><draw:equation draw:name="f10" draw:formula="0 / ?f7"/><draw:equation draw:name="f11" draw:formula="601980 / ?f7"/></draw:enhanced-geometry></draw:custom-shape><draw:custom-shape draw:name="Shape 257" draw:style-name="gr9" draw:text-style-name="P26" svg:width="0.018cm" svg:height="1.671cm" svg:x="7.01cm" svg:y="7.973cm"><text:p/><draw:enhanced-geometry svg:viewBox="0 0 6350 601980" draw:text-areas="?f8 ?f10 ?f9 ?f11" draw:type="non-primitive" draw:enhanced-path="M 2540 0 L 6350 3810 6350 598170 2540 601980 0 598170 0 3810 2540 0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350"/><draw:equation draw:name="f7" draw:formula="?f4 / 601980"/><draw:equation draw:name="f8" draw:formula="0 / ?f6"/><draw:equation draw:name="f9" draw:formula="6350 / ?f6"/><draw:equation draw:name="f10" draw:formula="0 / ?f7"/><draw:equation draw:name="f11" draw:formula="601980 / ?f7"/></draw:enhanced-geometry></draw:custom-shape><draw:custom-shape draw:name="Shape 258" draw:style-name="gr9" draw:text-style-name="P26" svg:width="0.018cm" svg:height="1.671cm" svg:x="7.01cm" svg:y="9.645cm"><text:p/><draw:enhanced-geometry svg:viewBox="0 0 6350 601980" draw:text-areas="?f8 ?f10 ?f9 ?f11" draw:type="non-primitive" draw:enhanced-path="M 2540 0 L 6350 3811 6350 598170 2540 601980 0 598170 0 3811 2540 0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350"/><draw:equation draw:name="f7" draw:formula="?f4 / 601980"/><draw:equation draw:name="f8" draw:formula="0 / ?f6"/><draw:equation draw:name="f9" draw:formula="6350 / ?f6"/><draw:equation draw:name="f10" draw:formula="0 / ?f7"/><draw:equation draw:name="f11" draw:formula="601980 / ?f7"/></draw:enhanced-geometry></draw:custom-shape><draw:custom-shape draw:name="Shape 259" draw:style-name="gr9" draw:text-style-name="P26" svg:width="0.018cm" svg:height="1.671cm" svg:x="7.01cm" svg:y="11.317cm"><text:p/><draw:enhanced-geometry svg:viewBox="0 0 6350 601980" draw:text-areas="?f8 ?f10 ?f9 ?f11" draw:type="non-primitive" draw:enhanced-path="M 2540 0 L 6350 3810 6350 598170 2540 601980 0 598170 0 3810 2540 0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350"/><draw:equation draw:name="f7" draw:formula="?f4 / 601980"/><draw:equation draw:name="f8" draw:formula="0 / ?f6"/><draw:equation draw:name="f9" draw:formula="6350 / ?f6"/><draw:equation draw:name="f10" draw:formula="0 / ?f7"/><draw:equation draw:name="f11" draw:formula="601980 / ?f7"/></draw:enhanced-geometry></draw:custom-shape><draw:custom-shape draw:name="Shape 260" draw:style-name="gr9" draw:text-style-name="P26" svg:width="0.018cm" svg:height="1.692cm" svg:x="17cm" svg:y="0.787cm"><text:p/><draw:enhanced-geometry svg:viewBox="0 0 6350 609600" draw:text-areas="?f8 ?f10 ?f9 ?f11" draw:type="non-primitive" draw:enhanced-path="M 6350 0 L 6350 609600 2539 605790 0 601980 0 7620 2539 3810 6350 0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350"/><draw:equation draw:name="f7" draw:formula="?f4 / 609600"/><draw:equation draw:name="f8" draw:formula="0 / ?f6"/><draw:equation draw:name="f9" draw:formula="6350 / ?f6"/><draw:equation draw:name="f10" draw:formula="0 / ?f7"/><draw:equation draw:name="f11" draw:formula="609600 / ?f7"/></draw:enhanced-geometry></draw:custom-shape><draw:custom-shape draw:name="Shape 261" draw:style-name="gr9" draw:text-style-name="P26" svg:width="0.018cm" svg:height="2.179cm" svg:x="17cm" svg:y="2.459cm"><text:p/><draw:enhanced-geometry svg:viewBox="0 0 6350 784860" draw:text-areas="?f8 ?f10 ?f9 ?f11" draw:type="non-primitive" draw:enhanced-path="M 6350 0 L 6350 784860 2539 781050 0 777240 0 7620 2539 3811 6350 0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350"/><draw:equation draw:name="f7" draw:formula="?f4 / 784860"/><draw:equation draw:name="f8" draw:formula="0 / ?f6"/><draw:equation draw:name="f9" draw:formula="6350 / ?f6"/><draw:equation draw:name="f10" draw:formula="0 / ?f7"/><draw:equation draw:name="f11" draw:formula="784860 / ?f7"/></draw:enhanced-geometry></draw:custom-shape><draw:custom-shape draw:name="Shape 262" draw:style-name="gr9" draw:text-style-name="P26" svg:width="0.018cm" svg:height="1.692cm" svg:x="17cm" svg:y="4.618cm"><text:p/><draw:enhanced-geometry svg:viewBox="0 0 6350 609600" draw:text-areas="?f8 ?f10 ?f9 ?f11" draw:type="non-primitive" draw:enhanced-path="M 6350 0 L 6350 609600 2539 605790 0 601980 0 7620 2539 3810 6350 0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350"/><draw:equation draw:name="f7" draw:formula="?f4 / 609600"/><draw:equation draw:name="f8" draw:formula="0 / ?f6"/><draw:equation draw:name="f9" draw:formula="6350 / ?f6"/><draw:equation draw:name="f10" draw:formula="0 / ?f7"/><draw:equation draw:name="f11" draw:formula="609600 / ?f7"/></draw:enhanced-geometry></draw:custom-shape><draw:custom-shape draw:name="Shape 263" draw:style-name="gr9" draw:text-style-name="P26" svg:width="0.018cm" svg:height="1.692cm" svg:x="17cm" svg:y="6.29cm"><text:p/><draw:enhanced-geometry svg:viewBox="0 0 6350 609600" draw:text-areas="?f8 ?f10 ?f9 ?f11" draw:type="non-primitive" draw:enhanced-path="M 6350 0 L 6350 609600 2539 605790 0 601980 0 7620 2539 3810 6350 0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350"/><draw:equation draw:name="f7" draw:formula="?f4 / 609600"/><draw:equation draw:name="f8" draw:formula="0 / ?f6"/><draw:equation draw:name="f9" draw:formula="6350 / ?f6"/><draw:equation draw:name="f10" draw:formula="0 / ?f7"/><draw:equation draw:name="f11" draw:formula="609600 / ?f7"/></draw:enhanced-geometry></draw:custom-shape><draw:custom-shape draw:name="Shape 264" draw:style-name="gr9" draw:text-style-name="P26" svg:width="0.018cm" svg:height="1.692cm" svg:x="17cm" svg:y="7.962cm"><text:p/><draw:enhanced-geometry svg:viewBox="0 0 6350 609600" draw:text-areas="?f8 ?f10 ?f9 ?f11" draw:type="non-primitive" draw:enhanced-path="M 6350 0 L 6350 609600 2539 605790 0 601980 0 7620 2539 3810 6350 0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350"/><draw:equation draw:name="f7" draw:formula="?f4 / 609600"/><draw:equation draw:name="f8" draw:formula="0 / ?f6"/><draw:equation draw:name="f9" draw:formula="6350 / ?f6"/><draw:equation draw:name="f10" draw:formula="0 / ?f7"/><draw:equation draw:name="f11" draw:formula="609600 / ?f7"/></draw:enhanced-geometry></draw:custom-shape><draw:custom-shape draw:name="Shape 265" draw:style-name="gr9" draw:text-style-name="P26" svg:width="0.018cm" svg:height="1.692cm" svg:x="17cm" svg:y="9.634cm"><text:p/><draw:enhanced-geometry svg:viewBox="0 0 6350 609600" draw:text-areas="?f8 ?f10 ?f9 ?f11" draw:type="non-primitive" draw:enhanced-path="M 6350 0 L 6350 609600 2539 605790 0 601980 0 7620 2539 3810 6350 0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350"/><draw:equation draw:name="f7" draw:formula="?f4 / 609600"/><draw:equation draw:name="f8" draw:formula="0 / ?f6"/><draw:equation draw:name="f9" draw:formula="6350 / ?f6"/><draw:equation draw:name="f10" draw:formula="0 / ?f7"/><draw:equation draw:name="f11" draw:formula="609600 / ?f7"/></draw:enhanced-geometry></draw:custom-shape><draw:custom-shape draw:name="Shape 266" draw:style-name="gr9" draw:text-style-name="P26" svg:width="0.018cm" svg:height="1.692cm" svg:x="17cm" svg:y="11.307cm"><text:p/><draw:enhanced-geometry svg:viewBox="0 0 6350 609600" draw:text-areas="?f8 ?f10 ?f9 ?f11" draw:type="non-primitive" draw:enhanced-path="M 6350 0 L 6350 609600 2539 605791 0 601980 0 7620 2539 3811 6350 0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350"/><draw:equation draw:name="f7" draw:formula="?f4 / 609600"/><draw:equation draw:name="f8" draw:formula="0 / ?f6"/><draw:equation draw:name="f9" draw:formula="6350 / ?f6"/><draw:equation draw:name="f10" draw:formula="0 / ?f7"/><draw:equation draw:name="f11" draw:formula="609600 / ?f7"/></draw:enhanced-geometry></draw:custom-shape><draw:custom-shape draw:name="Rectangle 267" draw:style-name="gr8" draw:text-style-name="P25" svg:width="8.672cm" svg:height="0.623cm" svg:x="0.109cm" svg:y="0.922cm"><text:p text:style-name="P24"><text:span text:style-name="T9">Le projet est-il décomposable</text:span><text:span text:style-name="T10"> </text:span><text:span text:style-name="T9">en sous-</text:span></text:p><draw:enhanced-geometry svg:viewBox="0 0 21600 21600" draw:type="non-primitive" draw:enhanced-path="M 0 0 L 21600 0 21600 21600 0 21600 Z N"/></draw:custom-shape><draw:custom-shape draw:name="Rectangle 268" draw:style-name="gr8" draw:text-style-name="P25" svg:width="2.34cm" svg:height="0.623cm" svg:x="0.109cm" svg:y="1.408cm"><text:p text:style-name="P24"><text:span text:style-name="T9">problèmes</text:span></text:p><draw:enhanced-geometry svg:viewBox="0 0 21600 21600" draw:type="non-primitive" draw:enhanced-path="M 0 0 L 21600 0 21600 21600 0 21600 Z N"/></draw:custom-shape><draw:custom-shape draw:name="Rectangle 269" draw:style-name="gr8" draw:text-style-name="P25" svg:width="0.142cm" svg:height="0.623cm" svg:x="1.873cm" svg:y="1.408cm"><text:p text:style-name="P24"><text:s/></text:p><draw:enhanced-geometry svg:viewBox="0 0 21600 21600" draw:type="non-primitive" draw:enhanced-path="M 0 0 L 21600 0 21600 21600 0 21600 Z N"/></draw:custom-shape><draw:custom-shape draw:name="Rectangle 270" draw:style-name="gr8" draw:text-style-name="P25" svg:width="0.249cm" svg:height="0.623cm" svg:x="1.979cm" svg:y="1.408cm"><text:p text:style-name="P24"><text:span text:style-name="T9">?</text:span></text:p><draw:enhanced-geometry svg:viewBox="0 0 21600 21600" draw:type="non-primitive" draw:enhanced-path="M 0 0 L 21600 0 21600 21600 0 21600 Z N"/></draw:custom-shape><draw:custom-shape draw:name="Rectangle 271" draw:style-name="gr8" draw:text-style-name="P25" svg:width="8.87cm" svg:height="0.623cm" svg:x="0.109cm" svg:y="2.593cm"><text:p text:style-name="P24"><text:span text:style-name="T9">Y</text:span><text:span text:style-name="T11"> </text:span><text:span text:style-name="T9">a-t-il des situations déjà</text:span><text:span text:style-name="T10"> </text:span><text:span text:style-name="T9">analysées</text:span><text:span text:style-name="T12"> </text:span><text:span text:style-name="T9">et </text:span></text:p><draw:enhanced-geometry svg:viewBox="0 0 21600 21600" draw:type="non-primitive" draw:enhanced-path="M 0 0 L 21600 0 21600 21600 0 21600 Z N"/></draw:custom-shape><draw:custom-shape draw:name="Rectangle 272" draw:style-name="gr8" draw:text-style-name="P25" svg:width="7.674cm" svg:height="0.623cm" svg:x="0.109cm" svg:y="3.081cm"><text:p text:style-name="P24"><text:span text:style-name="T9">pour lesquelles des solutions sont </text:span></text:p><draw:enhanced-geometry svg:viewBox="0 0 21600 21600" draw:type="non-primitive" draw:enhanced-path="M 0 0 L 21600 0 21600 21600 0 21600 Z N"/></draw:custom-shape><draw:custom-shape draw:name="Rectangle 273" draw:style-name="gr8" draw:text-style-name="P25" svg:width="2.714cm" svg:height="0.623cm" svg:x="0.109cm" svg:y="3.567cm"><text:p text:style-name="P24"><text:span text:style-name="T9">réutilisables</text:span></text:p><draw:enhanced-geometry svg:viewBox="0 0 21600 21600" draw:type="non-primitive" draw:enhanced-path="M 0 0 L 21600 0 21600 21600 0 21600 Z N"/></draw:custom-shape><draw:custom-shape draw:name="Rectangle 274" draw:style-name="gr8" draw:text-style-name="P25" svg:width="0.142cm" svg:height="0.623cm" svg:x="2.155cm" svg:y="3.567cm"><text:p text:style-name="P24"><text:s/></text:p><draw:enhanced-geometry svg:viewBox="0 0 21600 21600" draw:type="non-primitive" draw:enhanced-path="M 0 0 L 21600 0 21600 21600 0 21600 Z N"/></draw:custom-shape><draw:custom-shape draw:name="Rectangle 275" draw:style-name="gr8" draw:text-style-name="P25" svg:width="0.249cm" svg:height="0.623cm" svg:x="2.261cm" svg:y="3.567cm"><text:p text:style-name="P24"><text:span text:style-name="T9">?</text:span></text:p><draw:enhanced-geometry svg:viewBox="0 0 21600 21600" draw:type="non-primitive" draw:enhanced-path="M 0 0 L 21600 0 21600 21600 0 21600 Z N"/></draw:custom-shape><draw:custom-shape draw:name="Rectangle 276" draw:style-name="gr8" draw:text-style-name="P25" svg:width="7.566cm" svg:height="0.623cm" svg:x="0.109cm" svg:y="4.752cm"><text:p text:style-name="P24"><text:span text:style-name="T9">Quels types construits</text:span><text:span text:style-name="T12"> </text:span><text:span text:style-name="T9">allez-vous </text:span></text:p><draw:enhanced-geometry svg:viewBox="0 0 21600 21600" draw:type="non-primitive" draw:enhanced-path="M 0 0 L 21600 0 21600 21600 0 21600 Z N"/></draw:custom-shape><draw:custom-shape draw:name="Rectangle 277" draw:style-name="gr8" draw:text-style-name="P25" svg:width="1.562cm" svg:height="0.623cm" svg:x="0.109cm" svg:y="5.24cm"><text:p text:style-name="P24"><text:span text:style-name="T9">utiliser</text:span></text:p><draw:enhanced-geometry svg:viewBox="0 0 21600 21600" draw:type="non-primitive" draw:enhanced-path="M 0 0 L 21600 0 21600 21600 0 21600 Z N"/></draw:custom-shape><draw:custom-shape draw:name="Rectangle 278" draw:style-name="gr8" draw:text-style-name="P25" svg:width="0.142cm" svg:height="0.623cm" svg:x="1.284cm" svg:y="5.24cm"><text:p text:style-name="P24"><text:s/></text:p><draw:enhanced-geometry svg:viewBox="0 0 21600 21600" draw:type="non-primitive" draw:enhanced-path="M 0 0 L 21600 0 21600 21600 0 21600 Z N"/></draw:custom-shape><draw:custom-shape draw:name="Rectangle 279" draw:style-name="gr8" draw:text-style-name="P25" svg:width="0.249cm" svg:height="0.623cm" svg:x="1.39cm" svg:y="5.24cm"><text:p text:style-name="P24"><text:span text:style-name="T9">?</text:span></text:p><draw:enhanced-geometry svg:viewBox="0 0 21600 21600" draw:type="non-primitive" draw:enhanced-path="M 0 0 L 21600 0 21600 21600 0 21600 Z N"/></draw:custom-shape><draw:custom-shape draw:name="Rectangle 280" draw:style-name="gr8" draw:text-style-name="P25" svg:width="6.091cm" svg:height="0.623cm" svg:x="0.109cm" svg:y="6.424cm"><text:p text:style-name="P24"><text:span text:style-name="T9">Le projet nécessite-t-il des </text:span></text:p><draw:enhanced-geometry svg:viewBox="0 0 21600 21600" draw:type="non-primitive" draw:enhanced-path="M 0 0 L 21600 0 21600 21600 0 21600 Z N"/></draw:custom-shape><draw:custom-shape draw:name="Rectangle 281" draw:style-name="gr8" draw:text-style-name="P25" svg:width="5.703cm" svg:height="0.623cm" svg:x="0.109cm" svg:y="6.911cm"><text:p text:style-name="P24"><text:span text:style-name="T9">bibliothèques spécifiques</text:span></text:p><draw:enhanced-geometry svg:viewBox="0 0 21600 21600" draw:type="non-primitive" draw:enhanced-path="M 0 0 L 21600 0 21600 21600 0 21600 Z N"/></draw:custom-shape><draw:custom-shape draw:name="Rectangle 282" draw:style-name="gr8" draw:text-style-name="P25" svg:width="0.142cm" svg:height="0.623cm" svg:x="4.399cm" svg:y="6.911cm"><text:p text:style-name="P24"><text:s/></text:p><draw:enhanced-geometry svg:viewBox="0 0 21600 21600" draw:type="non-primitive" draw:enhanced-path="M 0 0 L 21600 0 21600 21600 0 21600 Z N"/></draw:custom-shape><draw:custom-shape draw:name="Rectangle 283" draw:style-name="gr8" draw:text-style-name="P25" svg:width="0.249cm" svg:height="0.623cm" svg:x="4.505cm" svg:y="6.911cm"><text:p text:style-name="P24"><text:span text:style-name="T9">?</text:span></text:p><draw:enhanced-geometry svg:viewBox="0 0 21600 21600" draw:type="non-primitive" draw:enhanced-path="M 0 0 L 21600 0 21600 21600 0 21600 Z N"/></draw:custom-shape><draw:custom-shape draw:name="Rectangle 284" draw:style-name="gr8" draw:text-style-name="P25" svg:width="8.804cm" svg:height="0.623cm" svg:x="0.109cm" svg:y="8.096cm"><text:p text:style-name="P24"><text:span text:style-name="T9">Avez-vous pensez aux tests,</text:span><text:span text:style-name="T12"> </text:span><text:span text:style-name="T9">assertions </text:span></text:p><draw:enhanced-geometry svg:viewBox="0 0 21600 21600" draw:type="non-primitive" draw:enhanced-path="M 0 0 L 21600 0 21600 21600 0 21600 Z N"/></draw:custom-shape><draw:custom-shape draw:name="Rectangle 285" draw:style-name="gr8" draw:text-style-name="P25" svg:width="3.606cm" svg:height="0.623cm" svg:x="0.109cm" svg:y="8.583cm"><text:p text:style-name="P24"><text:span text:style-name="T9">et préconditions</text:span></text:p><draw:enhanced-geometry svg:viewBox="0 0 21600 21600" draw:type="non-primitive" draw:enhanced-path="M 0 0 L 21600 0 21600 21600 0 21600 Z N"/></draw:custom-shape><draw:custom-shape draw:name="Rectangle 286" draw:style-name="gr8" draw:text-style-name="P25" svg:width="0.142cm" svg:height="0.623cm" svg:x="2.826cm" svg:y="8.583cm"><text:p text:style-name="P24"><text:s/></text:p><draw:enhanced-geometry svg:viewBox="0 0 21600 21600" draw:type="non-primitive" draw:enhanced-path="M 0 0 L 21600 0 21600 21600 0 21600 Z N"/></draw:custom-shape><draw:custom-shape draw:name="Rectangle 287" draw:style-name="gr8" draw:text-style-name="P25" svg:width="0.249cm" svg:height="0.623cm" svg:x="2.932cm" svg:y="8.583cm"><text:p text:style-name="P24"><text:span text:style-name="T9">?</text:span></text:p><draw:enhanced-geometry svg:viewBox="0 0 21600 21600" draw:type="non-primitive" draw:enhanced-path="M 0 0 L 21600 0 21600 21600 0 21600 Z N"/></draw:custom-shape><draw:custom-shape draw:name="Rectangle 288" draw:style-name="gr8" draw:text-style-name="P25" svg:width="6.591cm" svg:height="0.623cm" svg:x="0.109cm" svg:y="9.768cm"><text:p text:style-name="P24"><text:span text:style-name="T9">Y</text:span><text:span text:style-name="T11"> </text:span><text:span text:style-name="T9">a-t-il des interactions avec</text:span><text:span text:style-name="T10"> </text:span></text:p><draw:enhanced-geometry svg:viewBox="0 0 21600 21600" draw:type="non-primitive" draw:enhanced-path="M 0 0 L 21600 0 21600 21600 0 21600 Z N"/></draw:custom-shape><draw:custom-shape draw:name="Rectangle 289" draw:style-name="gr8" draw:text-style-name="P25" svg:width="3.763cm" svg:height="0.623cm" svg:x="0.109cm" svg:y="10.255cm"><text:p text:style-name="P24"><text:span text:style-name="T9">l’utilisateur</text:span><text:span text:style-name="T12"> </text:span><text:span text:style-name="T9">final</text:span></text:p><draw:enhanced-geometry svg:viewBox="0 0 21600 21600" draw:type="non-primitive" draw:enhanced-path="M 0 0 L 21600 0 21600 21600 0 21600 Z N"/></draw:custom-shape><draw:custom-shape draw:name="Rectangle 290" draw:style-name="gr8" draw:text-style-name="P25" svg:width="0.142cm" svg:height="0.623cm" svg:x="2.942cm" svg:y="10.255cm"><text:p text:style-name="P24"><text:s/></text:p><draw:enhanced-geometry svg:viewBox="0 0 21600 21600" draw:type="non-primitive" draw:enhanced-path="M 0 0 L 21600 0 21600 21600 0 21600 Z N"/></draw:custom-shape><draw:custom-shape draw:name="Rectangle 291" draw:style-name="gr8" draw:text-style-name="P25" svg:width="0.249cm" svg:height="0.623cm" svg:x="3.048cm" svg:y="10.255cm"><text:p text:style-name="P24"><text:span text:style-name="T9">?</text:span></text:p><draw:enhanced-geometry svg:viewBox="0 0 21600 21600" draw:type="non-primitive" draw:enhanced-path="M 0 0 L 21600 0 21600 21600 0 21600 Z N"/></draw:custom-shape><draw:custom-shape draw:name="Rectangle 292" draw:style-name="gr8" draw:text-style-name="P25" svg:width="8.564cm" svg:height="0.623cm" svg:x="0.109cm" svg:y="11.441cm"><text:p text:style-name="P24"><text:span text:style-name="T9">Le projet a-t-il</text:span><text:span text:style-name="T10"> </text:span><text:span text:style-name="T9">besoin</text:span><text:span text:style-name="T12"> </text:span><text:span text:style-name="T9">d’une interface</text:span><text:span text:style-name="T10"> </text:span></text:p><draw:enhanced-geometry svg:viewBox="0 0 21600 21600" draw:type="non-primitive" draw:enhanced-path="M 0 0 L 21600 0 21600 21600 0 21600 Z N"/></draw:custom-shape><draw:custom-shape draw:name="Rectangle 293" draw:style-name="gr8" draw:text-style-name="P25" svg:width="2.248cm" svg:height="0.623cm" svg:x="0.109cm" svg:y="11.927cm"><text:p text:style-name="P24"><text:span text:style-name="T9">graphique</text:span></text:p><draw:enhanced-geometry svg:viewBox="0 0 21600 21600" draw:type="non-primitive" draw:enhanced-path="M 0 0 L 21600 0 21600 21600 0 21600 Z N"/></draw:custom-shape><draw:custom-shape draw:name="Rectangle 294" draw:style-name="gr8" draw:text-style-name="P25" svg:width="0.142cm" svg:height="0.623cm" svg:x="1.803cm" svg:y="11.927cm"><text:p text:style-name="P24"><text:s/></text:p><draw:enhanced-geometry svg:viewBox="0 0 21600 21600" draw:type="non-primitive" draw:enhanced-path="M 0 0 L 21600 0 21600 21600 0 21600 Z N"/></draw:custom-shape><draw:custom-shape draw:name="Rectangle 295" draw:style-name="gr8" draw:text-style-name="P25" svg:width="0.249cm" svg:height="0.623cm" svg:x="1.909cm" svg:y="11.927cm"><text:p text:style-name="P24"><text:span text:style-name="T9">?</text:span></text:p><draw:enhanced-geometry svg:viewBox="0 0 21600 21600" draw:type="non-primitive" draw:enhanced-path="M 0 0 L 21600 0 21600 21600 0 21600 Z N"/></draw:custom-shape><draw:custom-shape draw:name="Rectangle 296" draw:style-name="gr8" draw:text-style-name="P25" svg:width="8.229cm" svg:height="0.623cm" svg:x="0.011cm" svg:y="13.822cm"><text:p text:style-name="P24"><text:span text:style-name="T13">Informations à collecter</text:span><text:span text:style-name="T14"> </text:span><text:span text:style-name="T13">et</text:span><text:span text:style-name="T15"> </text:span><text:span text:style-name="T13">sources</text:span></text:p><draw:enhanced-geometry svg:viewBox="0 0 21600 21600" draw:type="non-primitive" draw:enhanced-path="M 0 0 L 21600 0 21600 21600 0 21600 Z N"/></draw:custom-shape></draw:g></text:span></text:span></text:p>
      <text:p text:style-name="P2"><text:span text:style-name="Default_20_Paragraph_20_Font"><text:span text:style-name="T2"><draw:g text:anchor-type="as-char" draw:z-index="3" draw:name="Group 4097" draw:style-name="gr6"><draw:custom-shape draw:name="Shape 297" draw:style-name="gr7" draw:text-style-name="P23" svg:width="16.999cm" svg:height="0.003cm" svg:x="0cm" svg:y="0cm"><text:p/><draw:enhanced-geometry svg:viewBox="0 0 6120130 0" draw:text-areas="?f8 ?f10 ?f9 ?f10" draw:type="non-primitive" draw:enhanced-path="M 0 0 L 612013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120130"/><draw:equation draw:name="f7" draw:formula="?f4 / 0"/><draw:equation draw:name="f8" draw:formula="0 / ?f6"/><draw:equation draw:name="f9" draw:formula="6120130 / ?f6"/><draw:equation draw:name="f10" draw:formula="0 / ?f7"/></draw:enhanced-geometry></draw:custom-shape><draw:custom-shape draw:name="Shape 298" draw:style-name="gr7" draw:text-style-name="P23" svg:width="16.999cm" svg:height="0.003cm" svg:x="0cm" svg:y="0.684cm"><text:p/><draw:enhanced-geometry svg:viewBox="0 0 6120130 0" draw:text-areas="?f8 ?f10 ?f9 ?f10" draw:type="non-primitive" draw:enhanced-path="M 0 0 L 612013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120130"/><draw:equation draw:name="f7" draw:formula="?f4 / 0"/><draw:equation draw:name="f8" draw:formula="0 / ?f6"/><draw:equation draw:name="f9" draw:formula="6120130 / ?f6"/><draw:equation draw:name="f10" draw:formula="0 / ?f7"/></draw:enhanced-geometry></draw:custom-shape><draw:custom-shape draw:name="Shape 299" draw:style-name="gr7" draw:text-style-name="P23" svg:width="0.003cm" svg:height="0.683cm" svg:x="0cm" svg:y="0cm"><text:p/><draw:enhanced-geometry svg:viewBox="0 0 0 246380" draw:text-areas="?f8 ?f9 ?f8 ?f10" draw:type="non-primitive" draw:enhanced-path="M 0 246380 L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0"/><draw:equation draw:name="f7" draw:formula="?f4 / 246380"/><draw:equation draw:name="f8" draw:formula="0 / ?f6"/><draw:equation draw:name="f9" draw:formula="0 / ?f7"/><draw:equation draw:name="f10" draw:formula="246380 / ?f7"/></draw:enhanced-geometry></draw:custom-shape><draw:custom-shape draw:name="Shape 300" draw:style-name="gr7" draw:text-style-name="P23" svg:width="0.003cm" svg:height="0.683cm" svg:x="17cm" svg:y="0cm"><text:p/><draw:enhanced-geometry svg:viewBox="0 0 0 246380" draw:text-areas="?f8 ?f9 ?f8 ?f10" draw:type="non-primitive" draw:enhanced-path="M 0 246380 L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0"/><draw:equation draw:name="f7" draw:formula="?f4 / 246380"/><draw:equation draw:name="f8" draw:formula="0 / ?f6"/><draw:equation draw:name="f9" draw:formula="0 / ?f7"/><draw:equation draw:name="f10" draw:formula="246380 / ?f7"/></draw:enhanced-geometry></draw:custom-shape></draw:g></text:span></text:span></text:p>
      <text:p text:style-name="P3"><text:span text:style-name="Default_20_Paragraph_20_Font"><text:span text:style-name="T5">Difficultés à prévoir</text:span></text:span></text:p>
      <text:h text:style-name="P10" text:outline-level="1">Planning prévisionnel</text:h>
      <text:p text:style-name="P9">Pour réussir un projet de groupe, il faut mettre en évidence les tâches à réaliser et les répartir entre chaque membre du groupe avec des dates pour lesquelles certaines parties du projet doivent être terminées.<text:line-break/></text:p>
      <text:p text:style-name="P9"/>
      <text:p text:style-name="P9"/>
      <text:p text:style-name="P9"/>
      <text:p text:style-name="P9"/>
      <text:p text:style-name="P9"/>
      <text:p text:style-name="P9"/>
      <table:table table:name="Tableau5" table:style-name="Tableau5">
        <table:table-column table:style-name="Tableau5.A"/>
        <table:table-column table:style-name="Tableau5.B"/>
        <table:table-column table:style-name="Tableau5.A"/>
        <text:soft-page-break/>
        <table:table-row table:style-name="Tableau5.1">
          <table:table-cell table:style-name="Tableau5.A1" office:value-type="string">
            <text:p text:style-name="P5"><text:span text:style-name="Default_20_Paragraph_20_Font"><text:span text:style-name="T5">Membre du groupe </text:span></text:span></text:p>
          </table:table-cell>
          <table:table-cell table:style-name="Tableau5.A1" office:value-type="string">
            <text:p text:style-name="P5"><text:span text:style-name="Default_20_Paragraph_20_Font"><text:span text:style-name="T5">Tâche à effectuer</text:span></text:span></text:p>
          </table:table-cell>
          <table:table-cell table:style-name="Tableau5.A1" office:value-type="string">
            <text:p text:style-name="P6"><text:span text:style-name="Default_20_Paragraph_20_Font"><text:span text:style-name="T5">Pour quand ?</text:span></text:span></text:p>
          </table:table-cell>
        </table:table-row>
        <table:table-row table:style-name="Tableau5.2">
          <table:table-cell table:style-name="Tableau5.A1" office:value-type="string">
            <text:p text:style-name="P19">Romain Fromentin</text:p>
          </table:table-cell>
          <table:table-cell table:style-name="Tableau5.A1" office:value-type="string">
            <text:p text:style-name="P19">Code</text:p>
          </table:table-cell>
          <table:table-cell table:style-name="Tableau5.A1" office:value-type="string">
            <text:p text:style-name="P19">25/05/22</text:p>
          </table:table-cell>
        </table:table-row>
        <table:table-row table:style-name="Tableau5.1">
          <table:table-cell table:style-name="Tableau5.A1" office:value-type="string">
            <text:p text:style-name="P19">Mattéo Vert</text:p>
          </table:table-cell>
          <table:table-cell table:style-name="Tableau5.A1" office:value-type="string">
            <text:p text:style-name="P19">Création des personnages animés en pixel art + tiles pour les maps</text:p>
          </table:table-cell>
          <table:table-cell table:style-name="Tableau5.A1" office:value-type="string">
            <text:p text:style-name="P19">25/05/22</text:p>
          </table:table-cell>
        </table:table-row>
        <table:table-row table:style-name="Tableau5.2">
          <table:table-cell table:style-name="Tableau5.A1" office:value-type="string">
            <text:p text:style-name="P19">Jules Lascret</text:p>
          </table:table-cell>
          <table:table-cell table:style-name="Tableau5.A1" office:value-type="string">
            <text:p text:style-name="P19">Composition de la musique + création des maps par assemblages des tiles</text:p>
          </table:table-cell>
          <table:table-cell table:style-name="Tableau5.A1" office:value-type="string">
            <text:p text:style-name="P19">25/05/22</text:p>
          </table:table-cell>
        </table:table-row>
        <table:table-row table:style-name="Tableau5.1">
          <table:table-cell table:style-name="Tableau5.A1" office:value-type="string">
            <text:p text:style-name="P7"/>
          </table:table-cell>
          <table:table-cell table:style-name="Tableau5.A1" office:value-type="string">
            <text:p text:style-name="P7"/>
          </table:table-cell>
          <table:table-cell table:style-name="Tableau5.A1" office:value-type="string">
            <text:p text:style-name="P7"/>
          </table:table-cell>
        </table:table-row>
        <table:table-row table:style-name="Tableau5.2">
          <table:table-cell table:style-name="Tableau5.A1" office:value-type="string">
            <text:p text:style-name="P7"/>
          </table:table-cell>
          <table:table-cell table:style-name="Tableau5.A1" office:value-type="string">
            <text:p text:style-name="P7"/>
          </table:table-cell>
          <table:table-cell table:style-name="Tableau5.A1" office:value-type="string">
            <text:p text:style-name="P7"/>
          </table:table-cell>
        </table:table-row>
        <table:table-row table:style-name="Tableau5.1">
          <table:table-cell table:style-name="Tableau5.A1" office:value-type="string">
            <text:p text:style-name="P7"/>
          </table:table-cell>
          <table:table-cell table:style-name="Tableau5.A1" office:value-type="string">
            <text:p text:style-name="P7"/>
          </table:table-cell>
          <table:table-cell table:style-name="Tableau5.A1" office:value-type="string">
            <text:p text:style-name="P7"/>
          </table:table-cell>
        </table:table-row>
        <table:table-row table:style-name="Tableau5.2">
          <table:table-cell table:style-name="Tableau5.A1" office:value-type="string">
            <text:p text:style-name="P7"/>
          </table:table-cell>
          <table:table-cell table:style-name="Tableau5.B8" office:value-type="string">
            <text:p text:style-name="P7"/>
          </table:table-cell>
          <table:table-cell table:style-name="Tableau5.A1" office:value-type="string">
            <text:p text:style-name="P7"/>
          </table:table-cell>
        </table:table-row>
      </table:table>
      <text:h text:style-name="P10" text:outline-level="1">Avancée du projet</text:h>
      <text:p text:style-name="P9">Le tableau doit rendre compte des tâches réalisées, des difficultés, des solutions trouvées, et des suggestion et améliorations à apporter.</text:p>
      <table:table table:name="Tableau6" table:style-name="Tableau6">
        <table:table-column table:style-name="Tableau6.A"/>
        <table:table-column table:style-name="Tableau6.B"/>
        <table:table-column table:style-name="Tableau6.C" table:number-columns-repeated="2"/>
        <table:table-row table:style-name="Tableau6.1">
          <table:table-cell table:style-name="Tableau6.A1" office:value-type="string">
            <text:p text:style-name="P5"><text:span text:style-name="Default_20_Paragraph_20_Font"><text:span text:style-name="T5">Date</text:span></text:span></text:p>
          </table:table-cell>
          <table:table-cell table:style-name="Tableau6.A1" office:value-type="string">
            <text:p text:style-name="P6"><text:span text:style-name="Default_20_Paragraph_20_Font"><text:span text:style-name="T5">Tâche réalisée</text:span></text:span></text:p>
          </table:table-cell>
          <table:table-cell table:style-name="Tableau6.A1" office:value-type="string">
            <text:p text:style-name="P5"><text:span text:style-name="Default_20_Paragraph_20_Font"><text:span text:style-name="T5">Difficultés-solutions</text:span></text:span></text:p>
          </table:table-cell>
          <table:table-cell table:style-name="Tableau6.A1" office:value-type="string">
            <text:p text:style-name="P6"><text:span text:style-name="Default_20_Paragraph_20_Font"><text:span text:style-name="T5">Amélioration à faire</text:span></text:span></text:p>
          </table:table-cell>
        </table:table-row>
        <table:table-row table:style-name="Tableau6.2">
          <table:table-cell table:style-name="Tableau6.A1" office:value-type="string">
            <text:p text:style-name="P7"/>
          </table:table-cell>
          <table:table-cell table:style-name="Tableau6.A1" office:value-type="string">
            <text:p text:style-name="P7"/>
          </table:table-cell>
          <table:table-cell table:style-name="Tableau6.A1" office:value-type="string">
            <text:p text:style-name="P7"/>
          </table:table-cell>
          <table:table-cell table:style-name="Tableau6.A1" office:value-type="string">
            <text:p text:style-name="P7"/>
          </table:table-cell>
        </table:table-row>
        <table:table-row table:style-name="Tableau6.1">
          <table:table-cell table:style-name="Tableau6.A3" office:value-type="string">
            <text:p text:style-name="P7"/>
          </table:table-cell>
          <table:table-cell table:style-name="Tableau6.A1" office:value-type="string">
            <text:p text:style-name="P7"/>
          </table:table-cell>
          <table:table-cell table:style-name="Tableau6.A1" office:value-type="string">
            <text:p text:style-name="P7"/>
          </table:table-cell>
          <table:table-cell table:style-name="Tableau6.A1" office:value-type="string">
            <text:p text:style-name="P7"/>
          </table:table-cell>
        </table:table-row>
        <table:table-row table:style-name="Tableau6.2">
          <table:table-cell table:style-name="Tableau6.A1" office:value-type="string">
            <text:p text:style-name="P7"/>
          </table:table-cell>
          <table:table-cell table:style-name="Tableau6.A1" office:value-type="string">
            <text:p text:style-name="P7"/>
          </table:table-cell>
          <table:table-cell table:style-name="Tableau6.A1" office:value-type="string">
            <text:p text:style-name="P7"/>
          </table:table-cell>
          <table:table-cell table:style-name="Tableau6.A1" office:value-type="string">
            <text:p text:style-name="P7"/>
          </table:table-cell>
        </table:table-row>
        <table:table-row table:style-name="Tableau6.1">
          <table:table-cell table:style-name="Tableau6.A1" office:value-type="string">
            <text:p text:style-name="P7"/>
          </table:table-cell>
          <table:table-cell table:style-name="Tableau6.A1" office:value-type="string">
            <text:p text:style-name="P7"/>
          </table:table-cell>
          <table:table-cell table:style-name="Tableau6.A1" office:value-type="string">
            <text:p text:style-name="P7"/>
          </table:table-cell>
          <table:table-cell table:style-name="Tableau6.A3" office:value-type="string">
            <text:p text:style-name="P7"/>
          </table:table-cell>
        </table:table-row>
        <table:table-row table:style-name="Tableau6.2">
          <table:table-cell table:style-name="Tableau6.A1" office:value-type="string">
            <text:p text:style-name="P7"/>
          </table:table-cell>
          <table:table-cell table:style-name="Tableau6.A1" office:value-type="string">
            <text:p text:style-name="P7"/>
          </table:table-cell>
          <table:table-cell table:style-name="Tableau6.A1" office:value-type="string">
            <text:p text:style-name="P7"/>
          </table:table-cell>
          <table:table-cell table:style-name="Tableau6.A1" office:value-type="string">
            <text:p text:style-name="P7"/>
          </table:table-cell>
        </table:table-row>
        <table:table-row table:style-name="Tableau6.1">
          <table:table-cell table:style-name="Tableau6.A1" office:value-type="string">
            <text:p text:style-name="P7"/>
          </table:table-cell>
          <table:table-cell table:style-name="Tableau6.A1" office:value-type="string">
            <text:p text:style-name="P7"/>
          </table:table-cell>
          <table:table-cell table:style-name="Tableau6.A1" office:value-type="string">
            <text:p text:style-name="P7"/>
          </table:table-cell>
          <table:table-cell table:style-name="Tableau6.A1" office:value-type="string">
            <text:p text:style-name="P7"/>
          </table:table-cell>
        </table:table-row>
        <table:table-row table:style-name="Tableau6.2">
          <table:table-cell table:style-name="Tableau6.A1" office:value-type="string">
            <text:p text:style-name="P7"/>
          </table:table-cell>
          <table:table-cell table:style-name="Tableau6.A1" office:value-type="string">
            <text:p text:style-name="P7"/>
          </table:table-cell>
          <table:table-cell table:style-name="Tableau6.A1" office:value-type="string">
            <text:p text:style-name="P7"/>
          </table:table-cell>
          <table:table-cell table:style-name="Tableau6.A1" office:value-type="string">
            <text:p text:style-name="P7"/>
          </table:table-cell>
        </table:table-row>
        <table:table-row table:style-name="Tableau6.1">
          <table:table-cell table:style-name="Tableau6.A1" office:value-type="string">
            <text:p text:style-name="P7"/>
          </table:table-cell>
          <table:table-cell table:style-name="Tableau6.A1" office:value-type="string">
            <text:p text:style-name="P7"/>
          </table:table-cell>
          <table:table-cell table:style-name="Tableau6.A1" office:value-type="string">
            <text:p text:style-name="P7"/>
          </table:table-cell>
          <table:table-cell table:style-name="Tableau6.A1" office:value-type="string">
            <text:p text:style-name="P7"/>
          </table:table-cell>
        </table:table-row>
      </table:table>
      <text:h text:style-name="P10" text:outline-level="1">Rédaction du dossier de projet</text:h>
      <text:p text:style-name="Normal">Le dossier de projet doit être élaboré à l’aide de l’outil informatique.</text:p>
      <text:p text:style-name="Normal">Il doit mettre en évidence:</text:p>
      <text:list xml:id="list1635585637" text:style-name="L1">
        <text:list-item>
          <text:p text:style-name="P16">Le but visé et les moyens pour l’atteindre ; <text:span text:style-name="Default_20_Paragraph_20_Font"><text:span text:style-name="T4">•<text:tab/></text:span></text:span>Les étapes qui ont conduit au résultat final ;</text:p>
        </text:list-item>
        <text:list-item>
          <text:p text:style-name="P15"><text:soft-page-break/>le rôle joué par chacun dans l’équipe.</text:p>
        </text:list-item>
      </text:list>
      <text:list xml:id="list2861579349" text:style-name="L2">
        <text:list-item>
          <text:p text:style-name="P17">Présenter la problématique et la solution de votre projet</text:p>
        </text:list-item>
        <text:list-item>
          <text:p text:style-name="P17">Présenter un schéma de fonctionnement du programme</text:p>
        </text:list-item>
        <text:list-item>
          <text:p text:style-name="P17">Développer une argumentation des choix réalisés dans le cadre du projet.</text:p>
        </text:list-item>
        <text:list-item>
          <text:p text:style-name="P17">Quelle forme aura le projet au final( démonstration, simulation, site web …) ?</text:p>
        </text:list-item>
        <text:list-item>
          <text:p text:style-name="P17">Quelles sont les difficultés et les solutions apportées ?</text:p>
        </text:list-item>
        <text:list-item>
          <text:p text:style-name="P17">Décrire votre rôle au sein de l’équipe.</text:p>
        </text:list-item>
        <text:list-item>
          <text:p text:style-name="P17">Quel prolongement pouvez-vous imaginer pour le projet ?<text:line-break/><text:line-break/><text:line-break/></text:p>
        </text:list-item>
      </text:list>
      <text:p text:style-name="P2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Times New Roman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Times New Roman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next-style-name="Normal" style:default-outline-level="1" style:class="text">
      <style:paragraph-properties fo:margin-left="0.018cm" fo:margin-right="0cm" fo:margin-top="0cm" fo:margin-bottom="0.064cm" style:contextual-spacing="false" fo:line-height="110%" fo:keep-together="always" fo:hyphenation-ladder-count="no-limit" fo:text-indent="-0.018cm" style:auto-text-indent="false" fo:keep-with-next="always">
        <style:tab-stops/>
      </style:paragraph-properties>
      <style:text-properties fo:color="#000000" loext:opacity="100%" style:font-name="Calibri" fo:font-family="Calibri" style:font-family-generic="swiss" style:font-pitch="variable" fo:font-size="14pt" fo:font-weight="bold" style:font-name-asian="Calibri" style:font-family-asian="Calibri" style:font-family-generic-asian="swiss" style:font-pitch-asian="variable" style:font-size-asian="14pt" style:font-weight-asian="bold" style:font-name-complex="Calibri" style:font-family-complex="Calibri" style:font-family-generic-complex="swiss" style:font-pitch-complex="variable" fo:hyphenate="false" loext:hyphenation-no-caps="false"/>
    </style:style>
    <style:style style:name="Normal" style:family="paragraph">
      <style:paragraph-properties fo:margin-left="0.018cm" fo:margin-right="0cm" fo:margin-top="0cm" fo:margin-bottom="0.268cm" style:contextual-spacing="false" fo:line-height="111%" fo:hyphenation-ladder-count="no-limit" fo:text-indent="-0.018cm" style:auto-text-indent="false">
        <style:tab-stops/>
      </style:paragraph-properties>
      <style:text-properties fo:color="#000000" loext:opacity="100%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fo:hyphenate="false" loext:hyphenation-no-caps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Heading_20_1_20_Char" style:display-name="Heading 1 Char" style:family="text">
      <style:text-properties fo:color="#000000" loext:opacity="100%" style:font-name="Calibri" fo:font-family="Calibri" style:font-family-generic="swiss" style:font-pitch="variable" fo:font-size="14pt" fo:font-weight="bold" style:font-name-asian="Calibri" style:font-family-asian="Calibri" style:font-family-generic-asian="swiss" style:font-pitch-asian="variable" style:font-size-asian="14pt" style:font-weight-asian="bold" style:font-name-complex="Calibri" style:font-family-complex="Calibri" style:font-family-generic-complex="swiss" style:font-pitch-complex="variable"/>
    </style:style>
    <style:style style:name="WW_5f_CharOUTLINELVL1" style:display-name="WW_CharOUTLINELVL1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4pt" fo:font-style="normal" style:text-underline-style="none" fo:font-weight="bold" fo:background-color="transparent" style:font-name-asian="Calibri" style:font-family-asian="Calibri" style:font-family-generic-asian="swiss" style:font-pitch-asian="variable" style:font-size-asian="14pt" style:font-style-asian="normal" style:font-weight-asian="bold" style:font-name-complex="Calibri" style:font-family-complex="Calibri" style:font-family-generic-complex="swiss" style:font-pitch-complex="variable" style:font-size-complex="14pt" style:font-weight-complex="bold"/>
    </style:style>
    <style:style style:name="WW_5f_CharLFO1LVL1" style:display-name="WW_CharLFO1LVL1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2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2pt" style:font-style-asian="normal" style:font-weight-asian="normal" style:font-name-complex="Calibri" style:font-family-complex="Calibri" style:font-family-generic-complex="swiss" style:font-pitch-complex="variable" style:font-size-complex="12pt"/>
    </style:style>
    <style:style style:name="WW_5f_CharLFO1LVL2" style:display-name="WW_CharLFO1LVL2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2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2pt" style:font-style-asian="normal" style:font-weight-asian="normal" style:font-name-complex="Calibri" style:font-family-complex="Calibri" style:font-family-generic-complex="swiss" style:font-pitch-complex="variable" style:font-size-complex="12pt"/>
    </style:style>
    <style:style style:name="WW_5f_CharLFO1LVL3" style:display-name="WW_CharLFO1LVL3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2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2pt" style:font-style-asian="normal" style:font-weight-asian="normal" style:font-name-complex="Calibri" style:font-family-complex="Calibri" style:font-family-generic-complex="swiss" style:font-pitch-complex="variable" style:font-size-complex="12pt"/>
    </style:style>
    <style:style style:name="WW_5f_CharLFO1LVL4" style:display-name="WW_CharLFO1LVL4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2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2pt" style:font-style-asian="normal" style:font-weight-asian="normal" style:font-name-complex="Calibri" style:font-family-complex="Calibri" style:font-family-generic-complex="swiss" style:font-pitch-complex="variable" style:font-size-complex="12pt"/>
    </style:style>
    <style:style style:name="WW_5f_CharLFO1LVL5" style:display-name="WW_CharLFO1LVL5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2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2pt" style:font-style-asian="normal" style:font-weight-asian="normal" style:font-name-complex="Calibri" style:font-family-complex="Calibri" style:font-family-generic-complex="swiss" style:font-pitch-complex="variable" style:font-size-complex="12pt"/>
    </style:style>
    <style:style style:name="WW_5f_CharLFO1LVL6" style:display-name="WW_CharLFO1LVL6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2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2pt" style:font-style-asian="normal" style:font-weight-asian="normal" style:font-name-complex="Calibri" style:font-family-complex="Calibri" style:font-family-generic-complex="swiss" style:font-pitch-complex="variable" style:font-size-complex="12pt"/>
    </style:style>
    <style:style style:name="WW_5f_CharLFO1LVL7" style:display-name="WW_CharLFO1LVL7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2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2pt" style:font-style-asian="normal" style:font-weight-asian="normal" style:font-name-complex="Calibri" style:font-family-complex="Calibri" style:font-family-generic-complex="swiss" style:font-pitch-complex="variable" style:font-size-complex="12pt"/>
    </style:style>
    <style:style style:name="WW_5f_CharLFO1LVL8" style:display-name="WW_CharLFO1LVL8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2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2pt" style:font-style-asian="normal" style:font-weight-asian="normal" style:font-name-complex="Calibri" style:font-family-complex="Calibri" style:font-family-generic-complex="swiss" style:font-pitch-complex="variable" style:font-size-complex="12pt"/>
    </style:style>
    <style:style style:name="WW_5f_CharLFO1LVL9" style:display-name="WW_CharLFO1LVL9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2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2pt" style:font-style-asian="normal" style:font-weight-asian="normal" style:font-name-complex="Calibri" style:font-family-complex="Calibri" style:font-family-generic-complex="swiss" style:font-pitch-complex="variable" style:font-size-complex="12pt"/>
    </style:style>
    <style:style style:name="WW_5f_CharLFO2LVL1" style:display-name="WW_CharLFO2LVL1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_5f_CharLFO2LVL2" style:display-name="WW_CharLFO2LVL2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_5f_CharLFO2LVL3" style:display-name="WW_CharLFO2LVL3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_5f_CharLFO2LVL4" style:display-name="WW_CharLFO2LVL4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_5f_CharLFO2LVL5" style:display-name="WW_CharLFO2LVL5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_5f_CharLFO2LVL6" style:display-name="WW_CharLFO2LVL6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_5f_CharLFO2LVL7" style:display-name="WW_CharLFO2LVL7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_5f_CharLFO2LVL8" style:display-name="WW_CharLFO2LVL8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_5f_CharLFO2LVL9" style:display-name="WW_CharLFO2LVL9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_5f_CharLFO3LVL1" style:display-name="WW_CharLFO3LVL1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4pt" fo:font-style="normal" style:text-underline-style="none" fo:font-weight="bold" fo:background-color="transparent" style:font-name-asian="Calibri" style:font-family-asian="Calibri" style:font-family-generic-asian="swiss" style:font-pitch-asian="variable" style:font-size-asian="14pt" style:font-style-asian="normal" style:font-weight-asian="bold" style:font-name-complex="Calibri" style:font-family-complex="Calibri" style:font-family-generic-complex="swiss" style:font-pitch-complex="variable" style:font-size-complex="14pt" style:font-weight-complex="bold"/>
    </style:style>
    <style:style style:name="WW_5f_CharLFO3LVL2" style:display-name="WW_CharLFO3LVL2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4pt" fo:font-style="normal" style:text-underline-style="none" fo:font-weight="bold" fo:background-color="transparent" style:font-name-asian="Calibri" style:font-family-asian="Calibri" style:font-family-generic-asian="swiss" style:font-pitch-asian="variable" style:font-size-asian="14pt" style:font-style-asian="normal" style:font-weight-asian="bold" style:font-name-complex="Calibri" style:font-family-complex="Calibri" style:font-family-generic-complex="swiss" style:font-pitch-complex="variable" style:font-size-complex="14pt" style:font-weight-complex="bold"/>
    </style:style>
    <style:style style:name="WW_5f_CharLFO3LVL3" style:display-name="WW_CharLFO3LVL3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4pt" fo:font-style="normal" style:text-underline-style="none" fo:font-weight="bold" fo:background-color="transparent" style:font-name-asian="Calibri" style:font-family-asian="Calibri" style:font-family-generic-asian="swiss" style:font-pitch-asian="variable" style:font-size-asian="14pt" style:font-style-asian="normal" style:font-weight-asian="bold" style:font-name-complex="Calibri" style:font-family-complex="Calibri" style:font-family-generic-complex="swiss" style:font-pitch-complex="variable" style:font-size-complex="14pt" style:font-weight-complex="bold"/>
    </style:style>
    <style:style style:name="WW_5f_CharLFO3LVL4" style:display-name="WW_CharLFO3LVL4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4pt" fo:font-style="normal" style:text-underline-style="none" fo:font-weight="bold" fo:background-color="transparent" style:font-name-asian="Calibri" style:font-family-asian="Calibri" style:font-family-generic-asian="swiss" style:font-pitch-asian="variable" style:font-size-asian="14pt" style:font-style-asian="normal" style:font-weight-asian="bold" style:font-name-complex="Calibri" style:font-family-complex="Calibri" style:font-family-generic-complex="swiss" style:font-pitch-complex="variable" style:font-size-complex="14pt" style:font-weight-complex="bold"/>
    </style:style>
    <style:style style:name="WW_5f_CharLFO3LVL5" style:display-name="WW_CharLFO3LVL5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4pt" fo:font-style="normal" style:text-underline-style="none" fo:font-weight="bold" fo:background-color="transparent" style:font-name-asian="Calibri" style:font-family-asian="Calibri" style:font-family-generic-asian="swiss" style:font-pitch-asian="variable" style:font-size-asian="14pt" style:font-style-asian="normal" style:font-weight-asian="bold" style:font-name-complex="Calibri" style:font-family-complex="Calibri" style:font-family-generic-complex="swiss" style:font-pitch-complex="variable" style:font-size-complex="14pt" style:font-weight-complex="bold"/>
    </style:style>
    <style:style style:name="WW_5f_CharLFO3LVL6" style:display-name="WW_CharLFO3LVL6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4pt" fo:font-style="normal" style:text-underline-style="none" fo:font-weight="bold" fo:background-color="transparent" style:font-name-asian="Calibri" style:font-family-asian="Calibri" style:font-family-generic-asian="swiss" style:font-pitch-asian="variable" style:font-size-asian="14pt" style:font-style-asian="normal" style:font-weight-asian="bold" style:font-name-complex="Calibri" style:font-family-complex="Calibri" style:font-family-generic-complex="swiss" style:font-pitch-complex="variable" style:font-size-complex="14pt" style:font-weight-complex="bold"/>
    </style:style>
    <style:style style:name="WW_5f_CharLFO3LVL7" style:display-name="WW_CharLFO3LVL7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4pt" fo:font-style="normal" style:text-underline-style="none" fo:font-weight="bold" fo:background-color="transparent" style:font-name-asian="Calibri" style:font-family-asian="Calibri" style:font-family-generic-asian="swiss" style:font-pitch-asian="variable" style:font-size-asian="14pt" style:font-style-asian="normal" style:font-weight-asian="bold" style:font-name-complex="Calibri" style:font-family-complex="Calibri" style:font-family-generic-complex="swiss" style:font-pitch-complex="variable" style:font-size-complex="14pt" style:font-weight-complex="bold"/>
    </style:style>
    <style:style style:name="WW_5f_CharLFO3LVL8" style:display-name="WW_CharLFO3LVL8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4pt" fo:font-style="normal" style:text-underline-style="none" fo:font-weight="bold" fo:background-color="transparent" style:font-name-asian="Calibri" style:font-family-asian="Calibri" style:font-family-generic-asian="swiss" style:font-pitch-asian="variable" style:font-size-asian="14pt" style:font-style-asian="normal" style:font-weight-asian="bold" style:font-name-complex="Calibri" style:font-family-complex="Calibri" style:font-family-generic-complex="swiss" style:font-pitch-complex="variable" style:font-size-complex="14pt" style:font-weight-complex="bold"/>
    </style:style>
    <style:style style:name="WW_5f_CharLFO3LVL9" style:display-name="WW_CharLFO3LVL9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4pt" fo:font-style="normal" style:text-underline-style="none" fo:font-weight="bold" fo:background-color="transparent" style:font-name-asian="Calibri" style:font-family-asian="Calibri" style:font-family-generic-asian="swiss" style:font-pitch-asian="variable" style:font-size-asian="14pt" style:font-style-asian="normal" style:font-weight-asian="bold" style:font-name-complex="Calibri" style:font-family-complex="Calibri" style:font-family-generic-complex="swiss" style:font-pitch-complex="variable" style:font-size-complex="14pt" style:font-weight-complex="bold"/>
    </style:style>
    <text:outline-style style:name="Outline">
      <text:outline-level-style text:level="1" text:style-name="WW_5f_CharOUTLINELVL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699cm" style:num-format="1" style:print-orientation="portrait" fo:margin-top="2.235cm" fo:margin-bottom="4.053cm" fo:margin-left="2.004cm" fo:margin-right="2.15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1.3$Windows_X86_64 LibreOffice_project/a69ca51ded25f3eefd52d7bf9a5fad8c90b87951</meta:generator>
    <dc:title/>
    <dc:subject/>
    <meta:initial-creator>word</meta:initial-creator>
    <meta:creation-date>2022-05-25T16:27:00Z</meta:creation-date>
    <dc:date>2022-05-25T18:43:44.503000000</dc:date>
    <meta:editing-cycles>3</meta:editing-cycles>
    <meta:editing-duration>PT49S</meta:editing-duration>
    <meta:document-statistic meta:table-count="6" meta:image-count="0" meta:object-count="0" meta:page-count="5" meta:paragraph-count="84" meta:word-count="509" meta:character-count="2972" meta:non-whitespace-character-count="2554"/>
    <meta:template xlink:type="simple" xlink:actuate="onRequest" xlink:title="" xlink:href="Normal"/>
  </office:meta>
</office:document-meta>
</file>